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12cm"/>
    </style:style>
    <style:style style:name="co3" style:family="table-column">
      <style:table-column-properties fo:break-before="auto" style:column-width="1.586cm"/>
    </style:style>
    <style:style style:name="co4" style:family="table-column">
      <style:table-column-properties fo:break-before="auto" style:column-width="1.503cm"/>
    </style:style>
    <style:style style:name="co5" style:family="table-column">
      <style:table-column-properties fo:break-before="auto" style:column-width="7.969cm"/>
    </style:style>
    <style:style style:name="co6" style:family="table-column">
      <style:table-column-properties fo:break-before="auto" style:column-width="4.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ext-properties style:font-name="Arial" fo:font-size="10pt" style:font-size-asian="10pt" style:font-size-complex="10pt"/>
    </style:style>
    <style:style style:name="ce3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font-style-asian="normal" style:font-weight-asian="normal" style:font-name-complex="Courier New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8">
      <style:text-properties style:font-name="Arial"/>
    </style:style>
    <style:style style:name="ce5" style:family="table-cell" style:parent-style-name="Default" style:data-style-name="N118">
      <style:table-cell-properties style:text-align-source="fix" style:repeat-content="false"/>
      <style:paragraph-properties fo:text-align="end" fo:margin-left="0cm"/>
      <style:text-properties style:font-name="Arial"/>
    </style:style>
    <style:style style:name="ce6" style:family="table-cell" style:parent-style-name="Default" style:data-style-name="N110">
      <style:text-properties style:font-name="Ari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10">
      <style:table-cell-properties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9">
      <style:text-properties style:font-name="Arial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ce1"/>
        <table:table-column table:style-name="co2" table:number-columns-repeated="2" table:default-cell-style-name="ce4"/>
        <table:table-column table:style-name="co3" table:default-cell-style-name="ce6"/>
        <table:table-column table:style-name="co4" table:default-cell-style-name="ce6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1" table:number-columns-repeated="1012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Durchgang</text:p>
          </table:table-cell>
          <table:table-cell table:style-name="ce3" office:value-type="string">
            <text:p>Height </text:p>
          </table:table-cell>
          <table:table-cell table:style-name="ce3" office:value-type="string">
            <text:p>Width</text:p>
          </table:table-cell>
          <table:table-cell table:style-name="ce2" office:value-type="string">
            <text:p>h/w</text:p>
          </table:table-cell>
          <table:table-cell table:style-name="ce2" office:value-type="string">
            <text:p>h*w</text:p>
          </table:table-cell>
          <table:table-cell office:value-type="string">
            <text:p>Loss</text:p>
          </table:table-cell>
          <table:table-cell office:value-type="string">
            <text:p>Acc</text:p>
          </table:table-cell>
          <table:table-cell office:value-type="string">
            <text:p>val_loss</text:p>
          </table:table-cell>
          <table:table-cell office:value-type="string">
            <text:p>val_acc</text:p>
          </table:table-cell>
          <table:table-cell table:style-name="ce2" office:value-type="string">
            <text:p>Ergebnis</text:p>
          </table:table-cell>
          <table:table-cell office:value-type="string">
            <text:p>Durchschnitt Loss</text:p>
          </table:table-cell>
          <table:table-cell office:value-type="string">
            <text:p>Durchschnitt Acc</text:p>
          </table:table-cell>
          <table:table-cell table:number-columns-repeated="1012"/>
        </table:table-row>
        <table:table-row table:style-name="ro2"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60">
            <text:p>60</text:p>
          </table:table-cell>
          <table:table-cell table:style-name="ce2" table:formula="of:=[.B3]/[.C3]" office:value-type="float" office:value="1">
            <text:p>1</text:p>
          </table:table-cell>
          <table:table-cell table:style-name="ce2" table:formula="of:=[.B3]*[.C3]" office:value-type="float" office:value="3600">
            <text:p>3600</text:p>
          </table:table-cell>
          <table:table-cell office:value-type="float" office:value="0.0135649745832779">
            <text:p>0,013564974583277900</text:p>
          </table:table-cell>
          <table:table-cell office:value-type="float" office:value="0.995833337306976">
            <text:p>0,995833337306976000</text:p>
          </table:table-cell>
          <table:table-cell table:number-columns-repeated="2"/>
          <table:table-cell table:style-name="ce9" office:value-type="string">
            <text:p>[0,013564974583277944, 0,9958333373069763]</text:p>
          </table:table-cell>
          <table:table-cell table:style-name="ce4" table:formula="of:=SUM([.F3:.F12])/10" office:value-type="float" office:value="0.0308394757896804">
            <text:p>0,030839475789680400</text:p>
          </table:table-cell>
          <table:table-cell table:style-name="ce10" table:formula="of:=SUM([.G3:.G12])/10" office:value-type="float" office:value="0.990125004947185">
            <text:p>0,99012500494718500000</text:p>
          </table:table-cell>
          <table:table-cell table:number-columns-repeated="1012"/>
        </table:table-row>
        <table:table-row table:style-name="ro1"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60">
            <text:p>60</text:p>
          </table:table-cell>
          <table:table-cell table:style-name="ce2" table:formula="of:=[.B4]/[.C4]" office:value-type="float" office:value="1">
            <text:p>1</text:p>
          </table:table-cell>
          <table:table-cell table:style-name="ce2" table:formula="of:=[.B4]*[.C4]" office:value-type="float" office:value="3600">
            <text:p>3600</text:p>
          </table:table-cell>
          <table:table-cell office:value-type="float" office:value="0.0192885576538174">
            <text:p>0,019288557653817400</text:p>
          </table:table-cell>
          <table:table-cell office:value-type="float" office:value="0.995000004768372">
            <text:p>0,995000004768372000</text:p>
          </table:table-cell>
          <table:table-cell table:number-columns-repeated="2"/>
          <table:table-cell table:style-name="ce2" office:value-type="string">
            <text:p>[0,019288557653817408, 0,9950000047683716]</text:p>
          </table:table-cell>
          <table:table-cell table:number-columns-repeated="1014"/>
        </table:table-row>
        <table:table-row table:style-name="ro1"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60">
            <text:p>60</text:p>
          </table:table-cell>
          <table:table-cell table:style-name="ce2" table:formula="of:=[.B5]/[.C5]" office:value-type="float" office:value="1">
            <text:p>1</text:p>
          </table:table-cell>
          <table:table-cell table:style-name="ce2" table:formula="of:=[.B5]*[.C5]" office:value-type="float" office:value="3600">
            <text:p>3600</text:p>
          </table:table-cell>
          <table:table-cell office:value-type="float" office:value="0.0198427492636256">
            <text:p>0,019842749263625600</text:p>
          </table:table-cell>
          <table:table-cell office:value-type="float" office:value="0.993333339691162">
            <text:p>0,993333339691162000</text:p>
          </table:table-cell>
          <table:table-cell table:number-columns-repeated="2"/>
          <table:table-cell table:style-name="ce2" office:value-type="string">
            <text:p>[0,019842749263625593, 0,9933333396911621]</text:p>
          </table:table-cell>
          <table:table-cell table:number-columns-repeated="1014"/>
        </table:table-row>
        <table:table-row table:style-name="ro1"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60">
            <text:p>60</text:p>
          </table:table-cell>
          <table:table-cell table:style-name="ce2" table:formula="of:=[.B6]/[.C6]" office:value-type="float" office:value="1">
            <text:p>1</text:p>
          </table:table-cell>
          <table:table-cell table:style-name="ce2" table:formula="of:=[.B6]*[.C6]" office:value-type="float" office:value="3600">
            <text:p>3600</text:p>
          </table:table-cell>
          <table:table-cell office:value-type="float" office:value="0.0172331930836663">
            <text:p>0,017233193083666300</text:p>
          </table:table-cell>
          <table:table-cell office:value-type="float" office:value="0.994583338499069">
            <text:p>0,994583338499069000</text:p>
          </table:table-cell>
          <table:table-cell table:number-columns-repeated="2"/>
          <table:table-cell table:style-name="ce2" office:value-type="string">
            <text:p>[0,017233193083666266, 0,9945833384990692]</text:p>
          </table:table-cell>
          <table:table-cell table:number-columns-repeated="1014"/>
        </table:table-row>
        <table:table-row table:style-name="ro1"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60">
            <text:p>60</text:p>
          </table:table-cell>
          <table:table-cell table:style-name="ce2" table:formula="of:=[.B7]/[.C7]" office:value-type="float" office:value="1">
            <text:p>1</text:p>
          </table:table-cell>
          <table:table-cell table:style-name="ce2" table:formula="of:=[.B7]*[.C7]" office:value-type="float" office:value="3600">
            <text:p>3600</text:p>
          </table:table-cell>
          <table:table-cell office:value-type="float" office:value="0.0393854075926356">
            <text:p>0,039385407592635600</text:p>
          </table:table-cell>
          <table:table-cell office:value-type="float" office:value="0.987916675209999">
            <text:p>0,987916675209999000</text:p>
          </table:table-cell>
          <table:table-cell table:number-columns-repeated="2"/>
          <table:table-cell table:style-name="ce2" office:value-type="string">
            <text:p>[0,039385407592635605, 0,987916675209999]</text:p>
          </table:table-cell>
          <table:table-cell table:number-columns-repeated="1014"/>
        </table:table-row>
        <table:table-row table:style-name="ro1"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60">
            <text:p>60</text:p>
          </table:table-cell>
          <table:table-cell table:style-name="ce2" table:formula="of:=[.B8]/[.C8]" office:value-type="float" office:value="1">
            <text:p>1</text:p>
          </table:table-cell>
          <table:table-cell table:style-name="ce2" table:formula="of:=[.B8]*[.C8]" office:value-type="float" office:value="3600">
            <text:p>3600</text:p>
          </table:table-cell>
          <table:table-cell office:value-type="float" office:value="0.073183570522815">
            <text:p>0,073183570522815000</text:p>
          </table:table-cell>
          <table:table-cell office:value-type="float" office:value="0.966666662693024">
            <text:p>0,966666662693024000</text:p>
          </table:table-cell>
          <table:table-cell table:number-columns-repeated="2"/>
          <table:table-cell table:style-name="ce2" office:value-type="string">
            <text:p>[0,07318357052281499, 0,9666666626930237]</text:p>
          </table:table-cell>
          <table:table-cell table:number-columns-repeated="1014"/>
        </table:table-row>
        <table:table-row table:style-name="ro1">
          <table:table-cell table:style-name="ce2" office:value-type="float" office:value="7">
            <text:p>7</text:p>
          </table:table-cell>
          <table:table-cell table:number-columns-repeated="2" table:style-name="ce2" office:value-type="float" office:value="60">
            <text:p>60</text:p>
          </table:table-cell>
          <table:table-cell table:style-name="ce2" table:formula="of:=[.B9]/[.C9]" office:value-type="float" office:value="1">
            <text:p>1</text:p>
          </table:table-cell>
          <table:table-cell table:style-name="ce2" table:formula="of:=[.B9]*[.C9]" office:value-type="float" office:value="3600">
            <text:p>3600</text:p>
          </table:table-cell>
          <table:table-cell office:value-type="float" office:value="0.0357683744579845">
            <text:p>0,035768374457984500</text:p>
          </table:table-cell>
          <table:table-cell office:value-type="float" office:value="0.99291667342186">
            <text:p>0,992916673421860000</text:p>
          </table:table-cell>
          <table:table-cell table:number-columns-repeated="2"/>
          <table:table-cell table:style-name="ce2" office:value-type="string">
            <text:p>[0,03576837445798446, 0,9929166734218597]</text:p>
          </table:table-cell>
          <table:table-cell table:number-columns-repeated="1014"/>
        </table:table-row>
        <table:table-row table:style-name="ro1">
          <table:table-cell table:style-name="ce2" office:value-type="float" office:value="8">
            <text:p>8</text:p>
          </table:table-cell>
          <table:table-cell table:number-columns-repeated="2" table:style-name="ce2" office:value-type="float" office:value="60">
            <text:p>60</text:p>
          </table:table-cell>
          <table:table-cell table:style-name="ce2" table:formula="of:=[.B10]/[.C10]" office:value-type="float" office:value="1">
            <text:p>1</text:p>
          </table:table-cell>
          <table:table-cell table:style-name="ce2" table:formula="of:=[.B10]*[.C10]" office:value-type="float" office:value="3600">
            <text:p>3600</text:p>
          </table:table-cell>
          <table:table-cell office:value-type="float" office:value="0.023479293215496">
            <text:p>0,023479293215496000</text:p>
          </table:table-cell>
          <table:table-cell office:value-type="float" office:value="0.993333339691162">
            <text:p>0,993333339691162000</text:p>
          </table:table-cell>
          <table:table-cell table:number-columns-repeated="2"/>
          <table:table-cell table:style-name="ce2" office:value-type="string">
            <text:p>[0,023479293215496, 0,9933333396911621]</text:p>
          </table:table-cell>
          <table:table-cell table:number-columns-repeated="1014"/>
        </table:table-row>
        <table:table-row table:style-name="ro1">
          <table:table-cell table:style-name="ce2" office:value-type="float" office:value="9">
            <text:p>9</text:p>
          </table:table-cell>
          <table:table-cell table:number-columns-repeated="2" table:style-name="ce2" office:value-type="float" office:value="60">
            <text:p>60</text:p>
          </table:table-cell>
          <table:table-cell table:style-name="ce2" table:formula="of:=[.B11]/[.C11]" office:value-type="float" office:value="1">
            <text:p>1</text:p>
          </table:table-cell>
          <table:table-cell table:style-name="ce2" table:formula="of:=[.B11]*[.C11]" office:value-type="float" office:value="3600">
            <text:p>3600</text:p>
          </table:table-cell>
          <table:table-cell office:value-type="float" office:value="0.0461773995542899">
            <text:p>0,046177399554289900</text:p>
          </table:table-cell>
          <table:table-cell office:value-type="float" office:value="0.985833340883255">
            <text:p>0,985833340883255000</text:p>
          </table:table-cell>
          <table:table-cell table:number-columns-repeated="2"/>
          <table:table-cell table:style-name="ce2" office:value-type="string">
            <text:p>[0,04617739955428988, 0,985833340883255]</text:p>
          </table:table-cell>
          <table:table-cell table:number-columns-repeated="1014"/>
        </table:table-row>
        <table:table-row table:style-name="ro1">
          <table:table-cell table:style-name="ce2" office:value-type="float" office:value="10">
            <text:p>10</text:p>
          </table:table-cell>
          <table:table-cell table:number-columns-repeated="2" table:style-name="ce2" office:value-type="float" office:value="60">
            <text:p>60</text:p>
          </table:table-cell>
          <table:table-cell table:style-name="ce2" table:formula="of:=[.B12]/[.C12]" office:value-type="float" office:value="1">
            <text:p>1</text:p>
          </table:table-cell>
          <table:table-cell table:style-name="ce2" table:formula="of:=[.B12]*[.C12]" office:value-type="float" office:value="3600">
            <text:p>3600</text:p>
          </table:table-cell>
          <table:table-cell table:style-name="ce5" office:value-type="float" office:value="0.0204712379691955">
            <text:p>0,020471237969195500</text:p>
          </table:table-cell>
          <table:table-cell office:value-type="float" office:value="0.995833337306976">
            <text:p>0,995833337306976000</text:p>
          </table:table-cell>
          <table:table-cell table:number-columns-repeated="2"/>
          <table:table-cell table:style-name="ce2" office:value-type="string">
            <text:p>[0,020471237969195498, 0,9958333373069763]</text:p>
          </table:table-cell>
          <table:table-cell table:number-columns-repeated="1014"/>
        </table:table-row>
        <table:table-row table:style-name="ro1">
          <table:table-cell table:style-name="ce2" office:value-type="float" office:value="11">
            <text:p>11</text:p>
          </table:table-cell>
          <table:table-cell table:number-columns-repeated="2" table:style-name="ce2" office:value-type="float" office:value="60">
            <text:p>60</text:p>
          </table:table-cell>
          <table:table-cell table:style-name="ce2" table:formula="of:=[.B13]/[.C13]" office:value-type="float" office:value="1">
            <text:p>1</text:p>
          </table:table-cell>
          <table:table-cell table:style-name="ce2" table:formula="of:=[.B13]*[.C13]" office:value-type="float" office:value="3600">
            <text:p>3600</text:p>
          </table:table-cell>
          <table:table-cell table:number-columns-repeated="1019"/>
        </table:table-row>
        <table:table-row table:style-name="ro1">
          <table:table-cell table:style-name="ce2" office:value-type="float" office:value="12">
            <text:p>12</text:p>
          </table:table-cell>
          <table:table-cell table:number-columns-repeated="2" table:style-name="ce2" office:value-type="float" office:value="60">
            <text:p>60</text:p>
          </table:table-cell>
          <table:table-cell table:style-name="ce2" table:formula="of:=[.B14]/[.C14]" office:value-type="float" office:value="1">
            <text:p>1</text:p>
          </table:table-cell>
          <table:table-cell table:style-name="ce2" table:formula="of:=[.B14]*[.C14]" office:value-type="float" office:value="3600">
            <text:p>3600</text:p>
          </table:table-cell>
          <table:table-cell table:number-columns-repeated="1019"/>
        </table:table-row>
        <table:table-row table:style-name="ro1">
          <table:table-cell table:style-name="ce2" office:value-type="float" office:value="13">
            <text:p>13</text:p>
          </table:table-cell>
          <table:table-cell table:number-columns-repeated="2" table:style-name="ce2" office:value-type="float" office:value="60">
            <text:p>60</text:p>
          </table:table-cell>
          <table:table-cell table:style-name="ce2" table:formula="of:=[.B15]/[.C15]" office:value-type="float" office:value="1">
            <text:p>1</text:p>
          </table:table-cell>
          <table:table-cell table:style-name="ce2" table:formula="of:=[.B15]*[.C15]" office:value-type="float" office:value="3600">
            <text:p>3600</text:p>
          </table:table-cell>
          <table:table-cell table:number-columns-repeated="1019"/>
        </table:table-row>
        <table:table-row table:style-name="ro1">
          <table:table-cell table:style-name="ce2" office:value-type="float" office:value="14">
            <text:p>14</text:p>
          </table:table-cell>
          <table:table-cell table:number-columns-repeated="2" table:style-name="ce2" office:value-type="float" office:value="60">
            <text:p>60</text:p>
          </table:table-cell>
          <table:table-cell table:style-name="ce2" table:formula="of:=[.B16]/[.C16]" office:value-type="float" office:value="1">
            <text:p>1</text:p>
          </table:table-cell>
          <table:table-cell table:style-name="ce2" table:formula="of:=[.B16]*[.C16]" office:value-type="float" office:value="3600">
            <text:p>3600</text:p>
          </table:table-cell>
          <table:table-cell table:number-columns-repeated="1019"/>
        </table:table-row>
        <table:table-row table:style-name="ro1">
          <table:table-cell table:style-name="ce2" office:value-type="float" office:value="15">
            <text:p>15</text:p>
          </table:table-cell>
          <table:table-cell table:number-columns-repeated="2" table:style-name="ce2" office:value-type="float" office:value="60">
            <text:p>60</text:p>
          </table:table-cell>
          <table:table-cell table:style-name="ce2" table:formula="of:=[.B17]/[.C17]" office:value-type="float" office:value="1">
            <text:p>1</text:p>
          </table:table-cell>
          <table:table-cell table:style-name="ce2" table:formula="of:=[.B17]*[.C17]" office:value-type="float" office:value="3600">
            <text:p>3600</text:p>
          </table:table-cell>
          <table:table-cell table:number-columns-repeated="1019"/>
        </table:table-row>
        <table:table-row table:style-name="ro1">
          <table:table-cell table:style-name="ce2" office:value-type="float" office:value="16">
            <text:p>16</text:p>
          </table:table-cell>
          <table:table-cell table:number-columns-repeated="2" table:style-name="ce2" office:value-type="float" office:value="60">
            <text:p>60</text:p>
          </table:table-cell>
          <table:table-cell table:style-name="ce2" table:formula="of:=[.B18]/[.C18]" office:value-type="float" office:value="1">
            <text:p>1</text:p>
          </table:table-cell>
          <table:table-cell table:style-name="ce2" table:formula="of:=[.B18]*[.C18]" office:value-type="float" office:value="3600">
            <text:p>3600</text:p>
          </table:table-cell>
          <table:table-cell table:number-columns-repeated="1019"/>
        </table:table-row>
        <table:table-row table:style-name="ro1">
          <table:table-cell table:style-name="ce2" office:value-type="float" office:value="17">
            <text:p>17</text:p>
          </table:table-cell>
          <table:table-cell table:number-columns-repeated="2" table:style-name="ce2" office:value-type="float" office:value="60">
            <text:p>60</text:p>
          </table:table-cell>
          <table:table-cell table:style-name="ce2" table:formula="of:=[.B19]/[.C19]" office:value-type="float" office:value="1">
            <text:p>1</text:p>
          </table:table-cell>
          <table:table-cell table:style-name="ce2" table:formula="of:=[.B19]*[.C19]" office:value-type="float" office:value="3600">
            <text:p>3600</text:p>
          </table:table-cell>
          <table:table-cell table:number-columns-repeated="1019"/>
        </table:table-row>
        <table:table-row table:style-name="ro1">
          <table:table-cell table:style-name="ce2" office:value-type="float" office:value="18">
            <text:p>18</text:p>
          </table:table-cell>
          <table:table-cell table:number-columns-repeated="2" table:style-name="ce2" office:value-type="float" office:value="60">
            <text:p>60</text:p>
          </table:table-cell>
          <table:table-cell table:style-name="ce2" table:formula="of:=[.B20]/[.C20]" office:value-type="float" office:value="1">
            <text:p>1</text:p>
          </table:table-cell>
          <table:table-cell table:style-name="ce2" table:formula="of:=[.B20]*[.C20]" office:value-type="float" office:value="3600">
            <text:p>3600</text:p>
          </table:table-cell>
          <table:table-cell table:number-columns-repeated="1019"/>
        </table:table-row>
        <table:table-row table:style-name="ro1">
          <table:table-cell table:style-name="ce2" office:value-type="float" office:value="19">
            <text:p>19</text:p>
          </table:table-cell>
          <table:table-cell table:number-columns-repeated="2" table:style-name="ce2" office:value-type="float" office:value="60">
            <text:p>60</text:p>
          </table:table-cell>
          <table:table-cell table:style-name="ce2" table:formula="of:=[.B21]/[.C21]" office:value-type="float" office:value="1">
            <text:p>1</text:p>
          </table:table-cell>
          <table:table-cell table:style-name="ce2" table:formula="of:=[.B21]*[.C21]" office:value-type="float" office:value="3600">
            <text:p>3600</text:p>
          </table:table-cell>
          <table:table-cell table:number-columns-repeated="1019"/>
        </table:table-row>
        <table:table-row table:style-name="ro1">
          <table:table-cell table:style-name="ce2" office:value-type="float" office:value="20">
            <text:p>20</text:p>
          </table:table-cell>
          <table:table-cell table:number-columns-repeated="2" table:style-name="ce2" office:value-type="float" office:value="60">
            <text:p>60</text:p>
          </table:table-cell>
          <table:table-cell table:style-name="ce2" table:formula="of:=[.B22]/[.C22]" office:value-type="float" office:value="1">
            <text:p>1</text:p>
          </table:table-cell>
          <table:table-cell table:style-name="ce2" table:formula="of:=[.B22]*[.C22]" office:value-type="float" office:value="3600">
            <text:p>3600</text:p>
          </table:table-cell>
          <table:table-cell table:number-columns-repeated="1019"/>
        </table:table-row>
        <table:table-row table:style-name="ro1">
          <table:table-cell table:style-name="ce2" office:value-type="float" office:value="21">
            <text:p>21</text:p>
          </table:table-cell>
          <table:table-cell table:number-columns-repeated="2" table:style-name="ce2" office:value-type="float" office:value="60">
            <text:p>60</text:p>
          </table:table-cell>
          <table:table-cell table:style-name="ce2" table:formula="of:=[.B23]/[.C23]" office:value-type="float" office:value="1">
            <text:p>1</text:p>
          </table:table-cell>
          <table:table-cell table:style-name="ce2" table:formula="of:=[.B23]*[.C23]" office:value-type="float" office:value="3600">
            <text:p>3600</text:p>
          </table:table-cell>
          <table:table-cell table:number-columns-repeated="1019"/>
        </table:table-row>
        <table:table-row table:style-name="ro1">
          <table:table-cell table:style-name="ce2" office:value-type="float" office:value="22">
            <text:p>22</text:p>
          </table:table-cell>
          <table:table-cell table:number-columns-repeated="2" table:style-name="ce2" office:value-type="float" office:value="60">
            <text:p>60</text:p>
          </table:table-cell>
          <table:table-cell table:style-name="ce2" table:formula="of:=[.B24]/[.C24]" office:value-type="float" office:value="1">
            <text:p>1</text:p>
          </table:table-cell>
          <table:table-cell table:style-name="ce2" table:formula="of:=[.B24]*[.C24]" office:value-type="float" office:value="3600">
            <text:p>3600</text:p>
          </table:table-cell>
          <table:table-cell table:number-columns-repeated="1019"/>
        </table:table-row>
        <table:table-row table:style-name="ro1">
          <table:table-cell table:style-name="ce2" office:value-type="float" office:value="23">
            <text:p>23</text:p>
          </table:table-cell>
          <table:table-cell table:number-columns-repeated="2" table:style-name="ce2" office:value-type="float" office:value="60">
            <text:p>60</text:p>
          </table:table-cell>
          <table:table-cell table:style-name="ce2" table:formula="of:=[.B25]/[.C25]" office:value-type="float" office:value="1">
            <text:p>1</text:p>
          </table:table-cell>
          <table:table-cell table:style-name="ce2" table:formula="of:=[.B25]*[.C25]" office:value-type="float" office:value="3600">
            <text:p>3600</text:p>
          </table:table-cell>
          <table:table-cell table:number-columns-repeated="1019"/>
        </table:table-row>
        <table:table-row table:style-name="ro1">
          <table:table-cell table:style-name="ce2" office:value-type="float" office:value="24">
            <text:p>24</text:p>
          </table:table-cell>
          <table:table-cell table:number-columns-repeated="2" table:style-name="ce2" office:value-type="float" office:value="60">
            <text:p>60</text:p>
          </table:table-cell>
          <table:table-cell table:style-name="ce2" table:formula="of:=[.B26]/[.C26]" office:value-type="float" office:value="1">
            <text:p>1</text:p>
          </table:table-cell>
          <table:table-cell table:style-name="ce2" table:formula="of:=[.B26]*[.C26]" office:value-type="float" office:value="3600">
            <text:p>3600</text:p>
          </table:table-cell>
          <table:table-cell table:number-columns-repeated="1019"/>
        </table:table-row>
        <table:table-row table:style-name="ro1">
          <table:table-cell table:style-name="ce2" office:value-type="float" office:value="25">
            <text:p>25</text:p>
          </table:table-cell>
          <table:table-cell table:number-columns-repeated="2" table:style-name="ce2" office:value-type="float" office:value="60">
            <text:p>60</text:p>
          </table:table-cell>
          <table:table-cell table:style-name="ce2" table:formula="of:=[.B27]/[.C27]" office:value-type="float" office:value="1">
            <text:p>1</text:p>
          </table:table-cell>
          <table:table-cell table:style-name="ce2" table:formula="of:=[.B27]*[.C27]" office:value-type="float" office:value="3600">
            <text:p>3600</text:p>
          </table:table-cell>
          <table:table-cell table:number-columns-repeated="1019"/>
        </table:table-row>
        <table:table-row table:style-name="ro1">
          <table:table-cell table:style-name="ce2" office:value-type="float" office:value="26">
            <text:p>26</text:p>
          </table:table-cell>
          <table:table-cell table:number-columns-repeated="2" table:style-name="ce2" office:value-type="float" office:value="60">
            <text:p>60</text:p>
          </table:table-cell>
          <table:table-cell table:style-name="ce2" table:formula="of:=[.B28]/[.C28]" office:value-type="float" office:value="1">
            <text:p>1</text:p>
          </table:table-cell>
          <table:table-cell table:style-name="ce2" table:formula="of:=[.B28]*[.C28]" office:value-type="float" office:value="3600">
            <text:p>3600</text:p>
          </table:table-cell>
          <table:table-cell table:number-columns-repeated="1019"/>
        </table:table-row>
        <table:table-row table:style-name="ro1">
          <table:table-cell table:style-name="ce2" office:value-type="float" office:value="27">
            <text:p>27</text:p>
          </table:table-cell>
          <table:table-cell table:number-columns-repeated="2" table:style-name="ce2" office:value-type="float" office:value="60">
            <text:p>60</text:p>
          </table:table-cell>
          <table:table-cell table:style-name="ce2" table:formula="of:=[.B29]/[.C29]" office:value-type="float" office:value="1">
            <text:p>1</text:p>
          </table:table-cell>
          <table:table-cell table:style-name="ce2" table:formula="of:=[.B29]*[.C29]" office:value-type="float" office:value="3600">
            <text:p>3600</text:p>
          </table:table-cell>
          <table:table-cell table:number-columns-repeated="1019"/>
        </table:table-row>
        <table:table-row table:style-name="ro1">
          <table:table-cell table:style-name="ce2" office:value-type="float" office:value="28">
            <text:p>28</text:p>
          </table:table-cell>
          <table:table-cell table:number-columns-repeated="2" table:style-name="ce2" office:value-type="float" office:value="60">
            <text:p>60</text:p>
          </table:table-cell>
          <table:table-cell table:style-name="ce2" table:formula="of:=[.B30]/[.C30]" office:value-type="float" office:value="1">
            <text:p>1</text:p>
          </table:table-cell>
          <table:table-cell table:style-name="ce2" table:formula="of:=[.B30]*[.C30]" office:value-type="float" office:value="3600">
            <text:p>3600</text:p>
          </table:table-cell>
          <table:table-cell table:number-columns-repeated="1019"/>
        </table:table-row>
        <table:table-row table:style-name="ro1">
          <table:table-cell table:style-name="ce2" office:value-type="float" office:value="29">
            <text:p>29</text:p>
          </table:table-cell>
          <table:table-cell table:number-columns-repeated="2" table:style-name="ce2" office:value-type="float" office:value="60">
            <text:p>60</text:p>
          </table:table-cell>
          <table:table-cell table:style-name="ce2" table:formula="of:=[.B31]/[.C31]" office:value-type="float" office:value="1">
            <text:p>1</text:p>
          </table:table-cell>
          <table:table-cell table:style-name="ce2" table:formula="of:=[.B31]*[.C31]" office:value-type="float" office:value="3600">
            <text:p>3600</text:p>
          </table:table-cell>
          <table:table-cell table:number-columns-repeated="1019"/>
        </table:table-row>
        <table:table-row table:style-name="ro1">
          <table:table-cell table:style-name="ce2" office:value-type="float" office:value="30">
            <text:p>30</text:p>
          </table:table-cell>
          <table:table-cell table:number-columns-repeated="2" table:style-name="ce2" office:value-type="float" office:value="60">
            <text:p>60</text:p>
          </table:table-cell>
          <table:table-cell table:style-name="ce2" table:formula="of:=[.B32]/[.C32]" office:value-type="float" office:value="1">
            <text:p>1</text:p>
          </table:table-cell>
          <table:table-cell table:style-name="ce2" table:formula="of:=[.B32]*[.C32]" office:value-type="float" office:value="3600">
            <text:p>3600</text:p>
          </table:table-cell>
          <table:table-cell table:number-columns-repeated="1019"/>
        </table:table-row>
        <table:table-row table:style-name="ro1" table:number-rows-repeated="3">
          <table:table-cell table:style-name="Default" table:number-columns-repeated="12"/>
          <table:table-cell table:number-columns-repeated="1012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124">
            <text:p>124</text:p>
          </table:table-cell>
          <table:table-cell table:style-name="ce2" office:value-type="float" office:value="60">
            <text:p>60</text:p>
          </table:table-cell>
          <table:table-cell table:style-name="ce2" table:formula="of:=[.B36]/[.C36]" office:value-type="float" office:value="2.06666666666667">
            <text:p>2,07</text:p>
          </table:table-cell>
          <table:table-cell table:style-name="ce2" table:formula="of:=[.B36]*[.C36]" office:value-type="float" office:value="7440">
            <text:p>7440</text:p>
          </table:table-cell>
          <table:table-cell office:value-type="float" office:value="0.0253653168285382">
            <text:p>0,025365316828538200</text:p>
          </table:table-cell>
          <table:table-cell office:value-type="float" office:value="0.992083340883255">
            <text:p>0,992083340883255000</text:p>
          </table:table-cell>
          <table:table-cell office:value-type="float" office:value="0.0365">
            <text:p>0,0365</text:p>
          </table:table-cell>
          <table:table-cell office:value-type="float" office:value="0.9894">
            <text:p>0,9894</text:p>
          </table:table-cell>
          <table:table-cell table:style-name="ce9" office:value-type="string">
            <text:p>[0,0253653168285382, 0,992083340883255] </text:p>
          </table:table-cell>
          <table:table-cell table:style-name="ce4" table:formula="of:=SUM([.H36:.H65])/30" office:value-type="float" office:value="0.0354633333333333">
            <text:p>0,035463333333333300</text:p>
          </table:table-cell>
          <table:table-cell table:style-name="ce4" table:formula="of:=SUM([.I36:.I65])/30" office:value-type="float" office:value="0.990743333333333">
            <text:p>0,990743333333333000</text:p>
          </table:table-cell>
          <table:table-cell table:number-columns-repeated="1012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124">
            <text:p>124</text:p>
          </table:table-cell>
          <table:table-cell table:style-name="ce2" office:value-type="float" office:value="60">
            <text:p>60</text:p>
          </table:table-cell>
          <table:table-cell table:style-name="ce2" table:formula="of:=[.B37]/[.C37]" office:value-type="float" office:value="2.06666666666667">
            <text:p>2,07</text:p>
          </table:table-cell>
          <table:table-cell table:style-name="ce2" table:formula="of:=[.B37]*[.C37]" office:value-type="float" office:value="7440">
            <text:p>7440</text:p>
          </table:table-cell>
          <table:table-cell office:value-type="float" office:value="0.0158164964464959">
            <text:p>0,015816496446495900</text:p>
          </table:table-cell>
          <table:table-cell office:value-type="float" office:value="0.995000001788139">
            <text:p>0,995000001788139000</text:p>
          </table:table-cell>
          <table:table-cell office:value-type="float" office:value="0.0279">
            <text:p>0,0279</text:p>
          </table:table-cell>
          <table:table-cell office:value-type="float" office:value="0.9951">
            <text:p>0,9951</text:p>
          </table:table-cell>
          <table:table-cell table:style-name="ce2" office:value-type="string">
            <text:p>[0,015816496446495874, 0,9950000017881393]</text:p>
          </table:table-cell>
          <table:table-cell table:number-columns-repeated="1014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float" office:value="124">
            <text:p>124</text:p>
          </table:table-cell>
          <table:table-cell table:style-name="ce2" office:value-type="float" office:value="60">
            <text:p>60</text:p>
          </table:table-cell>
          <table:table-cell table:style-name="ce2" table:formula="of:=[.B38]/[.C38]" office:value-type="float" office:value="2.06666666666667">
            <text:p>2,07</text:p>
          </table:table-cell>
          <table:table-cell table:style-name="ce2" table:formula="of:=[.B38]*[.C38]" office:value-type="float" office:value="7440">
            <text:p>7440</text:p>
          </table:table-cell>
          <table:table-cell office:value-type="float" office:value="0.0110959606710821">
            <text:p>0,011095960671082100</text:p>
          </table:table-cell>
          <table:table-cell office:value-type="float" office:value="0.997916668653488">
            <text:p>0,997916668653488000</text:p>
          </table:table-cell>
          <table:table-cell office:value-type="float" office:value="0.0261">
            <text:p>0,0261</text:p>
          </table:table-cell>
          <table:table-cell office:value-type="float" office:value="0.9921">
            <text:p>0,9921</text:p>
          </table:table-cell>
          <table:table-cell table:style-name="ce2" office:value-type="string">
            <text:p>[0,01109596067108214, 0,9979166686534882]</text:p>
          </table:table-cell>
          <table:table-cell table:number-columns-repeated="1014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124">
            <text:p>124</text:p>
          </table:table-cell>
          <table:table-cell table:style-name="ce2" office:value-type="float" office:value="60">
            <text:p>60</text:p>
          </table:table-cell>
          <table:table-cell table:style-name="ce2" table:formula="of:=[.B39]/[.C39]" office:value-type="float" office:value="2.06666666666667">
            <text:p>2,07</text:p>
          </table:table-cell>
          <table:table-cell table:style-name="ce2" table:formula="of:=[.B39]*[.C39]" office:value-type="float" office:value="7440">
            <text:p>7440</text:p>
          </table:table-cell>
          <table:table-cell office:value-type="float" office:value="0.0327461461361963">
            <text:p>0,032746146136196300</text:p>
          </table:table-cell>
          <table:table-cell office:value-type="float" office:value="0.988333335518837">
            <text:p>0,988333335518837000</text:p>
          </table:table-cell>
          <table:table-cell office:value-type="float" office:value="0.0264">
            <text:p>0,0264</text:p>
          </table:table-cell>
          <table:table-cell office:value-type="float" office:value="0.9854">
            <text:p>0,9854</text:p>
          </table:table-cell>
          <table:table-cell table:style-name="ce2" office:value-type="string">
            <text:p>[0,03274614613619633, 0,988333335518837]</text:p>
          </table:table-cell>
          <table:table-cell table:number-columns-repeated="1014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124">
            <text:p>124</text:p>
          </table:table-cell>
          <table:table-cell table:style-name="ce2" office:value-type="float" office:value="60">
            <text:p>60</text:p>
          </table:table-cell>
          <table:table-cell table:style-name="ce2" table:formula="of:=[.B40]/[.C40]" office:value-type="float" office:value="2.06666666666667">
            <text:p>2,07</text:p>
          </table:table-cell>
          <table:table-cell table:style-name="ce2" table:formula="of:=[.B40]*[.C40]" office:value-type="float" office:value="7440">
            <text:p>7440</text:p>
          </table:table-cell>
          <table:table-cell office:value-type="float" office:value="0.041545362060424">
            <text:p>0,041545362060424000</text:p>
          </table:table-cell>
          <table:table-cell office:value-type="float" office:value="0.990000006556511">
            <text:p>0,990000006556511000</text:p>
          </table:table-cell>
          <table:table-cell office:value-type="float" office:value="0.0401">
            <text:p>0,0401</text:p>
          </table:table-cell>
          <table:table-cell office:value-type="float" office:value="0.9952">
            <text:p>0,9952</text:p>
          </table:table-cell>
          <table:table-cell table:style-name="ce2" office:value-type="string">
            <text:p>[0,04154536206042394, 0,9900000065565109]</text:p>
          </table:table-cell>
          <table:table-cell table:number-columns-repeated="1014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124">
            <text:p>124</text:p>
          </table:table-cell>
          <table:table-cell table:style-name="ce2" office:value-type="float" office:value="60">
            <text:p>60</text:p>
          </table:table-cell>
          <table:table-cell table:style-name="ce2" table:formula="of:=[.B41]/[.C41]" office:value-type="float" office:value="2.06666666666667">
            <text:p>2,07</text:p>
          </table:table-cell>
          <table:table-cell table:style-name="ce2" table:formula="of:=[.B41]*[.C41]" office:value-type="float" office:value="7440">
            <text:p>7440</text:p>
          </table:table-cell>
          <table:table-cell office:value-type="float" office:value="0.041545362060424">
            <text:p>0,041545362060424000</text:p>
          </table:table-cell>
          <table:table-cell office:value-type="float" office:value="0.990000006556511">
            <text:p>0,990000006556511000</text:p>
          </table:table-cell>
          <table:table-cell office:value-type="float" office:value="0.0271">
            <text:p>0,0271</text:p>
          </table:table-cell>
          <table:table-cell office:value-type="float" office:value="0.9943">
            <text:p>0,9943</text:p>
          </table:table-cell>
          <table:table-cell table:style-name="ce2" office:value-type="string">
            <text:p>[0,04154536206042394, 0,9900000065565109]</text:p>
          </table:table-cell>
          <table:table-cell table:number-columns-repeated="1014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124">
            <text:p>124</text:p>
          </table:table-cell>
          <table:table-cell table:style-name="ce2" office:value-type="float" office:value="60">
            <text:p>60</text:p>
          </table:table-cell>
          <table:table-cell table:style-name="ce2" table:formula="of:=[.B42]/[.C42]" office:value-type="float" office:value="2.06666666666667">
            <text:p>2,07</text:p>
          </table:table-cell>
          <table:table-cell table:style-name="ce2" table:formula="of:=[.B42]*[.C42]" office:value-type="float" office:value="7440">
            <text:p>7440</text:p>
          </table:table-cell>
          <table:table-cell office:value-type="float" office:value="0.0208455528629202">
            <text:p>0,020845552862920200</text:p>
          </table:table-cell>
          <table:table-cell office:value-type="float" office:value="0.995416671037674">
            <text:p>0,995416671037674000</text:p>
          </table:table-cell>
          <table:table-cell office:value-type="float" office:value="0.0504">
            <text:p>0,0504</text:p>
          </table:table-cell>
          <table:table-cell office:value-type="float" office:value="0.9852">
            <text:p>0,9852</text:p>
          </table:table-cell>
          <table:table-cell table:style-name="ce2" office:value-type="string">
            <text:p>[0,02084555286292016, 0,995416671037674]</text:p>
          </table:table-cell>
          <table:table-cell table:number-columns-repeated="1014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float" office:value="124">
            <text:p>124</text:p>
          </table:table-cell>
          <table:table-cell table:style-name="ce2" office:value-type="float" office:value="60">
            <text:p>60</text:p>
          </table:table-cell>
          <table:table-cell table:style-name="ce2" table:formula="of:=[.B43]/[.C43]" office:value-type="float" office:value="2.06666666666667">
            <text:p>2,07</text:p>
          </table:table-cell>
          <table:table-cell table:style-name="ce2" table:formula="of:=[.B43]*[.C43]" office:value-type="float" office:value="7440">
            <text:p>7440</text:p>
          </table:table-cell>
          <table:table-cell office:value-type="float" office:value="0.0555491857667221">
            <text:p>0,055549185766722100</text:p>
          </table:table-cell>
          <table:table-cell office:value-type="float" office:value="0.983333343267441">
            <text:p>0,983333343267441000</text:p>
          </table:table-cell>
          <table:table-cell office:value-type="float" office:value="0.0234">
            <text:p>0,0234</text:p>
          </table:table-cell>
          <table:table-cell office:value-type="float" office:value="0.9961">
            <text:p>0,9961</text:p>
          </table:table-cell>
          <table:table-cell table:style-name="ce2" office:value-type="string">
            <text:p>[0,055549185766722076, 0,9833333432674408]</text:p>
          </table:table-cell>
          <table:table-cell table:number-columns-repeated="1014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float" office:value="124">
            <text:p>124</text:p>
          </table:table-cell>
          <table:table-cell table:style-name="ce2" office:value-type="float" office:value="60">
            <text:p>60</text:p>
          </table:table-cell>
          <table:table-cell table:style-name="ce2" table:formula="of:=[.B44]/[.C44]" office:value-type="float" office:value="2.06666666666667">
            <text:p>2,07</text:p>
          </table:table-cell>
          <table:table-cell table:style-name="ce2" table:formula="of:=[.B44]*[.C44]" office:value-type="float" office:value="7440">
            <text:p>7440</text:p>
          </table:table-cell>
          <table:table-cell office:value-type="float" office:value="0.0295181413253886">
            <text:p>0,029518141325388600</text:p>
          </table:table-cell>
          <table:table-cell office:value-type="float" office:value="0.991666674613952">
            <text:p>0,991666674613952000</text:p>
          </table:table-cell>
          <table:table-cell office:value-type="float" office:value="0.0554">
            <text:p>0,0554</text:p>
          </table:table-cell>
          <table:table-cell office:value-type="float" office:value="0.987">
            <text:p>0,9870</text:p>
          </table:table-cell>
          <table:table-cell table:style-name="ce2" office:value-type="string">
            <text:p>[0,029518141325388568, 0,9916666746139526]</text:p>
          </table:table-cell>
          <table:table-cell table:number-columns-repeated="1014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float" office:value="124">
            <text:p>124</text:p>
          </table:table-cell>
          <table:table-cell table:style-name="ce2" office:value-type="float" office:value="60">
            <text:p>60</text:p>
          </table:table-cell>
          <table:table-cell table:style-name="ce2" table:formula="of:=[.B45]/[.C45]" office:value-type="float" office:value="2.06666666666667">
            <text:p>2,07</text:p>
          </table:table-cell>
          <table:table-cell table:style-name="ce2" table:formula="of:=[.B45]*[.C45]" office:value-type="float" office:value="7440">
            <text:p>7440</text:p>
          </table:table-cell>
          <table:table-cell office:value-type="float" office:value="0.0192124991270248">
            <text:p>0,019212499127024800</text:p>
          </table:table-cell>
          <table:table-cell office:value-type="float" office:value="0.992500007152557">
            <text:p>0,992500007152557000</text:p>
          </table:table-cell>
          <table:table-cell office:value-type="float" office:value="0.0348">
            <text:p>0,0348</text:p>
          </table:table-cell>
          <table:table-cell office:value-type="float" office:value="0.9889">
            <text:p>0,9889</text:p>
          </table:table-cell>
          <table:table-cell table:style-name="ce2" office:value-type="string">
            <text:p>[0,019212499127024784, 0,9925000071525574]</text:p>
          </table:table-cell>
          <table:table-cell table:number-columns-repeated="1014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float" office:value="124">
            <text:p>124</text:p>
          </table:table-cell>
          <table:table-cell table:style-name="ce2" office:value-type="float" office:value="60">
            <text:p>60</text:p>
          </table:table-cell>
          <table:table-cell table:style-name="ce2" table:formula="of:=[.B46]/[.C46]" office:value-type="float" office:value="2.06666666666667">
            <text:p>2,07</text:p>
          </table:table-cell>
          <table:table-cell table:style-name="ce2" table:formula="of:=[.B46]*[.C46]" office:value-type="float" office:value="7440">
            <text:p>7440</text:p>
          </table:table-cell>
          <table:table-cell office:value-type="float" office:value="0.0502055850039739">
            <text:p>0,050205585003973900</text:p>
          </table:table-cell>
          <table:table-cell office:value-type="float" office:value="0.986439528793832">
            <text:p>0,986439528793832000</text:p>
          </table:table-cell>
          <table:table-cell office:value-type="float" office:value="0.0448">
            <text:p>0,0448</text:p>
          </table:table-cell>
          <table:table-cell office:value-type="float" office:value="0.989">
            <text:p>0,9890</text:p>
          </table:table-cell>
          <table:table-cell office:value-type="string">
            <text:p>[0,050205585003973915, 0,9864395287938316]</text:p>
          </table:table-cell>
          <table:table-cell table:number-columns-repeated="1014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float" office:value="124">
            <text:p>124</text:p>
          </table:table-cell>
          <table:table-cell table:style-name="ce2" office:value-type="float" office:value="60">
            <text:p>60</text:p>
          </table:table-cell>
          <table:table-cell table:style-name="ce2" table:formula="of:=[.B47]/[.C47]" office:value-type="float" office:value="2.06666666666667">
            <text:p>2,07</text:p>
          </table:table-cell>
          <table:table-cell table:style-name="ce2" table:formula="of:=[.B47]*[.C47]" office:value-type="float" office:value="7440">
            <text:p>7440</text:p>
          </table:table-cell>
          <table:table-cell office:value-type="float" office:value="0.0631370940758156">
            <text:p>0,063137094075815600</text:p>
          </table:table-cell>
          <table:table-cell office:value-type="float" office:value="0.985676752267141">
            <text:p>0,985676752267141000</text:p>
          </table:table-cell>
          <table:table-cell office:value-type="float" office:value="0.0357">
            <text:p>0,0357</text:p>
          </table:table-cell>
          <table:table-cell office:value-type="float" office:value="0.9896">
            <text:p>0,9896</text:p>
          </table:table-cell>
          <table:table-cell office:value-type="string">
            <text:p>[0,06313709407581561, 0,9856767522671412]</text:p>
          </table:table-cell>
          <table:table-cell table:number-columns-repeated="1014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float" office:value="124">
            <text:p>124</text:p>
          </table:table-cell>
          <table:table-cell table:style-name="ce2" office:value-type="float" office:value="60">
            <text:p>60</text:p>
          </table:table-cell>
          <table:table-cell table:style-name="ce2" table:formula="of:=[.B48]/[.C48]" office:value-type="float" office:value="2.06666666666667">
            <text:p>2,07</text:p>
          </table:table-cell>
          <table:table-cell table:style-name="ce2" table:formula="of:=[.B48]*[.C48]" office:value-type="float" office:value="7440">
            <text:p>7440</text:p>
          </table:table-cell>
          <table:table-cell office:value-type="float" office:value="0.0170731453617492">
            <text:p>0,017073145361749200</text:p>
          </table:table-cell>
          <table:table-cell office:value-type="float" office:value="0.996270870412747">
            <text:p>0,996270870412747000</text:p>
          </table:table-cell>
          <table:table-cell office:value-type="float" office:value="0.0499">
            <text:p>0,0499</text:p>
          </table:table-cell>
          <table:table-cell office:value-type="float" office:value="0.9899">
            <text:p>0,9899</text:p>
          </table:table-cell>
          <table:table-cell office:value-type="string">
            <text:p>[0,017073145361749243, 0,9962708704127469]</text:p>
          </table:table-cell>
          <table:table-cell table:number-columns-repeated="1014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float" office:value="124">
            <text:p>124</text:p>
          </table:table-cell>
          <table:table-cell table:style-name="ce2" office:value-type="float" office:value="60">
            <text:p>60</text:p>
          </table:table-cell>
          <table:table-cell table:style-name="ce2" table:formula="of:=[.B49]/[.C49]" office:value-type="float" office:value="2.06666666666667">
            <text:p>2,07</text:p>
          </table:table-cell>
          <table:table-cell table:style-name="ce2" table:formula="of:=[.B49]*[.C49]" office:value-type="float" office:value="7440">
            <text:p>7440</text:p>
          </table:table-cell>
          <table:table-cell office:value-type="float" office:value="0.02324568526448">
            <text:p>0,023245685264480000</text:p>
          </table:table-cell>
          <table:table-cell office:value-type="float" office:value="0.994660564454615">
            <text:p>0,994660564454615000</text:p>
          </table:table-cell>
          <table:table-cell office:value-type="float" office:value="0.0225">
            <text:p>0,0225</text:p>
          </table:table-cell>
          <table:table-cell office:value-type="float" office:value="0.9941">
            <text:p>0,9941</text:p>
          </table:table-cell>
          <table:table-cell office:value-type="string">
            <text:p>[0,023245685264479964, 0,9946605644546148]</text:p>
          </table:table-cell>
          <table:table-cell table:number-columns-repeated="1014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float" office:value="124">
            <text:p>124</text:p>
          </table:table-cell>
          <table:table-cell table:style-name="ce2" office:value-type="float" office:value="60">
            <text:p>60</text:p>
          </table:table-cell>
          <table:table-cell table:style-name="ce2" table:formula="of:=[.B50]/[.C50]" office:value-type="float" office:value="2.06666666666667">
            <text:p>2,07</text:p>
          </table:table-cell>
          <table:table-cell table:style-name="ce2" table:formula="of:=[.B50]*[.C50]" office:value-type="float" office:value="7440">
            <text:p>7440</text:p>
          </table:table-cell>
          <table:table-cell office:value-type="float" office:value="0.0526728660195967">
            <text:p>0,052672866019596700</text:p>
          </table:table-cell>
          <table:table-cell office:value-type="float" office:value="0.980422069666921">
            <text:p>0,980422069666921000</text:p>
          </table:table-cell>
          <table:table-cell office:value-type="float" office:value="0.0444">
            <text:p>0,0444</text:p>
          </table:table-cell>
          <table:table-cell office:value-type="float" office:value="0.986">
            <text:p>0,9860</text:p>
          </table:table-cell>
          <table:table-cell office:value-type="string">
            <text:p>[0,05267286601959674, 0,9804220696669209]</text:p>
          </table:table-cell>
          <table:table-cell table:number-columns-repeated="1014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float" office:value="124">
            <text:p>124</text:p>
          </table:table-cell>
          <table:table-cell table:style-name="ce2" office:value-type="float" office:value="60">
            <text:p>60</text:p>
          </table:table-cell>
          <table:table-cell table:style-name="ce2" table:formula="of:=[.B51]/[.C51]" office:value-type="float" office:value="2.06666666666667">
            <text:p>2,07</text:p>
          </table:table-cell>
          <table:table-cell table:style-name="ce2" table:formula="of:=[.B51]*[.C51]" office:value-type="float" office:value="7440">
            <text:p>7440</text:p>
          </table:table-cell>
          <table:table-cell office:value-type="float" office:value="0.0385745951606851">
            <text:p>0,038574595160685100</text:p>
          </table:table-cell>
          <table:table-cell office:value-type="float" office:value="0.988727858293076">
            <text:p>0,988727858293076000</text:p>
          </table:table-cell>
          <table:table-cell office:value-type="float" office:value="0.0223">
            <text:p>0,0223</text:p>
          </table:table-cell>
          <table:table-cell office:value-type="float" office:value="0.9926">
            <text:p>0,9926</text:p>
          </table:table-cell>
          <table:table-cell office:value-type="string">
            <text:p>[0,03857459516068509, 0,9887278582930756]</text:p>
          </table:table-cell>
          <table:table-cell table:number-columns-repeated="1014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float" office:value="124">
            <text:p>124</text:p>
          </table:table-cell>
          <table:table-cell table:style-name="ce2" office:value-type="float" office:value="60">
            <text:p>60</text:p>
          </table:table-cell>
          <table:table-cell table:style-name="ce2" table:formula="of:=[.B52]/[.C52]" office:value-type="float" office:value="2.06666666666667">
            <text:p>2,07</text:p>
          </table:table-cell>
          <table:table-cell table:style-name="ce2" table:formula="of:=[.B52]*[.C52]" office:value-type="float" office:value="7440">
            <text:p>7440</text:p>
          </table:table-cell>
          <table:table-cell office:value-type="float" office:value="0.0152221420286373">
            <text:p>0,015222142028637300</text:p>
          </table:table-cell>
          <table:table-cell office:value-type="float" office:value="0.996525129248241">
            <text:p>0,996525129248241000</text:p>
          </table:table-cell>
          <table:table-cell office:value-type="float" office:value="0.0224">
            <text:p>0,0224</text:p>
          </table:table-cell>
          <table:table-cell office:value-type="float" office:value="0.9946">
            <text:p>0,9946</text:p>
          </table:table-cell>
          <table:table-cell office:value-type="string">
            <text:p>[0,015222142028637262, 0,9965251292482413]</text:p>
          </table:table-cell>
          <table:table-cell table:number-columns-repeated="1014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float" office:value="124">
            <text:p>124</text:p>
          </table:table-cell>
          <table:table-cell table:style-name="ce2" office:value-type="float" office:value="60">
            <text:p>60</text:p>
          </table:table-cell>
          <table:table-cell table:style-name="ce2" table:formula="of:=[.B53]/[.C53]" office:value-type="float" office:value="2.06666666666667">
            <text:p>2,07</text:p>
          </table:table-cell>
          <table:table-cell table:style-name="ce2" table:formula="of:=[.B53]*[.C53]" office:value-type="float" office:value="7440">
            <text:p>7440</text:p>
          </table:table-cell>
          <table:table-cell office:value-type="float" office:value="0.0234907286148266">
            <text:p>0,023490728614826600</text:p>
          </table:table-cell>
          <table:table-cell office:value-type="float" office:value="0.992965505551318">
            <text:p>0,992965505551318000</text:p>
          </table:table-cell>
          <table:table-cell office:value-type="float" office:value="0.0462">
            <text:p>0,0462</text:p>
          </table:table-cell>
          <table:table-cell office:value-type="float" office:value="0.9867">
            <text:p>0,9867</text:p>
          </table:table-cell>
          <table:table-cell office:value-type="string">
            <text:p>[0,023490728614826623, 0,9929655055513179]</text:p>
          </table:table-cell>
          <table:table-cell table:number-columns-repeated="1014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float" office:value="124">
            <text:p>124</text:p>
          </table:table-cell>
          <table:table-cell table:style-name="ce2" office:value-type="float" office:value="60">
            <text:p>60</text:p>
          </table:table-cell>
          <table:table-cell table:style-name="ce2" table:formula="of:=[.B54]/[.C54]" office:value-type="float" office:value="2.06666666666667">
            <text:p>2,07</text:p>
          </table:table-cell>
          <table:table-cell table:style-name="ce2" table:formula="of:=[.B54]*[.C54]" office:value-type="float" office:value="7440">
            <text:p>7440</text:p>
          </table:table-cell>
          <table:table-cell office:value-type="float" office:value="0.0270587047419506">
            <text:p>0,027058704741950600</text:p>
          </table:table-cell>
          <table:table-cell office:value-type="float" office:value="0.992965505551318">
            <text:p>0,992965505551318000</text:p>
          </table:table-cell>
          <table:table-cell office:value-type="float" office:value="0.0252">
            <text:p>0,0252</text:p>
          </table:table-cell>
          <table:table-cell office:value-type="float" office:value="0.9927">
            <text:p>0,9927</text:p>
          </table:table-cell>
          <table:table-cell office:value-type="string">
            <text:p>[0,027058704741950563, 0,9929655055513179]</text:p>
          </table:table-cell>
          <table:table-cell table:number-columns-repeated="1014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float" office:value="124">
            <text:p>124</text:p>
          </table:table-cell>
          <table:table-cell table:style-name="ce2" office:value-type="float" office:value="60">
            <text:p>60</text:p>
          </table:table-cell>
          <table:table-cell table:style-name="ce2" table:formula="of:=[.B55]/[.C55]" office:value-type="float" office:value="2.06666666666667">
            <text:p>2,07</text:p>
          </table:table-cell>
          <table:table-cell table:style-name="ce2" table:formula="of:=[.B55]*[.C55]" office:value-type="float" office:value="7440">
            <text:p>7440</text:p>
          </table:table-cell>
          <table:table-cell office:value-type="float" office:value="0.00998235725894326">
            <text:p>0,009982357258943260</text:p>
          </table:table-cell>
          <table:table-cell office:value-type="float" office:value="0.99737265869989">
            <text:p>0,997372658699890000</text:p>
          </table:table-cell>
          <table:table-cell office:value-type="float" office:value="0.0225">
            <text:p>0,0225</text:p>
          </table:table-cell>
          <table:table-cell office:value-type="float" office:value="0.9943">
            <text:p>0,9943</text:p>
          </table:table-cell>
          <table:table-cell office:value-type="string">
            <text:p>[0,00998235725894326, 0,9973726586998898]</text:p>
          </table:table-cell>
          <table:table-cell table:number-columns-repeated="1014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office:value-type="float" office:value="124">
            <text:p>124</text:p>
          </table:table-cell>
          <table:table-cell table:style-name="ce2" office:value-type="float" office:value="60">
            <text:p>60</text:p>
          </table:table-cell>
          <table:table-cell table:style-name="ce2" table:formula="of:=[.B56]/[.C56]" office:value-type="float" office:value="2.06666666666667">
            <text:p>2,07</text:p>
          </table:table-cell>
          <table:table-cell table:style-name="ce2" table:formula="of:=[.B56]*[.C56]" office:value-type="float" office:value="7440">
            <text:p>7440</text:p>
          </table:table-cell>
          <table:table-cell office:value-type="float" office:value="0.0284082023830629">
            <text:p>0,028408202383062900</text:p>
          </table:table-cell>
          <table:table-cell office:value-type="float" office:value="0.990677176031867">
            <text:p>0,990677176031867000</text:p>
          </table:table-cell>
          <table:table-cell office:value-type="float" office:value="0.0271">
            <text:p>0,0271</text:p>
          </table:table-cell>
          <table:table-cell office:value-type="float" office:value="0.9922">
            <text:p>0,9922</text:p>
          </table:table-cell>
          <table:table-cell office:value-type="string">
            <text:p>[0,028408202383062926, 0,9906771760318671]</text:p>
          </table:table-cell>
          <table:table-cell table:number-columns-repeated="1014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office:value-type="float" office:value="124">
            <text:p>124</text:p>
          </table:table-cell>
          <table:table-cell table:style-name="ce2" office:value-type="float" office:value="60">
            <text:p>60</text:p>
          </table:table-cell>
          <table:table-cell table:style-name="ce2" table:formula="of:=[.B57]/[.C57]" office:value-type="float" office:value="2.06666666666667">
            <text:p>2,07</text:p>
          </table:table-cell>
          <table:table-cell table:style-name="ce2" table:formula="of:=[.B57]*[.C57]" office:value-type="float" office:value="7440">
            <text:p>7440</text:p>
          </table:table-cell>
          <table:table-cell office:value-type="float" office:value="0.0148059873391315">
            <text:p>0,014805987339131500</text:p>
          </table:table-cell>
          <table:table-cell office:value-type="float" office:value="0.995847105686923">
            <text:p>0,995847105686923000</text:p>
          </table:table-cell>
          <table:table-cell office:value-type="float" office:value="0.0437">
            <text:p>0,0437</text:p>
          </table:table-cell>
          <table:table-cell office:value-type="float" office:value="0.9909">
            <text:p>0,9909</text:p>
          </table:table-cell>
          <table:table-cell office:value-type="string">
            <text:p>[0,014805987339131505, 0,9958471056869226]</text:p>
          </table:table-cell>
          <table:table-cell table:number-columns-repeated="1014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 office:value-type="float" office:value="124">
            <text:p>124</text:p>
          </table:table-cell>
          <table:table-cell table:style-name="ce2" office:value-type="float" office:value="60">
            <text:p>60</text:p>
          </table:table-cell>
          <table:table-cell table:style-name="ce2" table:formula="of:=[.B58]/[.C58]" office:value-type="float" office:value="2.06666666666667">
            <text:p>2,07</text:p>
          </table:table-cell>
          <table:table-cell table:style-name="ce2" table:formula="of:=[.B58]*[.C58]" office:value-type="float" office:value="7440">
            <text:p>7440</text:p>
          </table:table-cell>
          <table:table-cell office:value-type="float" office:value="0.0284678506860605">
            <text:p>0,028467850686060500</text:p>
          </table:table-cell>
          <table:table-cell office:value-type="float" office:value="0.991016187812526">
            <text:p>0,991016187812526000</text:p>
          </table:table-cell>
          <table:table-cell office:value-type="float" office:value="0.0314">
            <text:p>0,0314</text:p>
          </table:table-cell>
          <table:table-cell office:value-type="float" office:value="0.9906">
            <text:p>0,9906</text:p>
          </table:table-cell>
          <table:table-cell office:value-type="string">
            <text:p>[0,028467850686060503, 0,9910161878125265]</text:p>
          </table:table-cell>
          <table:table-cell table:number-columns-repeated="1014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office:value-type="float" office:value="124">
            <text:p>124</text:p>
          </table:table-cell>
          <table:table-cell table:style-name="ce2" office:value-type="float" office:value="60">
            <text:p>60</text:p>
          </table:table-cell>
          <table:table-cell table:style-name="ce2" table:formula="of:=[.B59]/[.C59]" office:value-type="float" office:value="2.06666666666667">
            <text:p>2,07</text:p>
          </table:table-cell>
          <table:table-cell table:style-name="ce2" table:formula="of:=[.B59]*[.C59]" office:value-type="float" office:value="7440">
            <text:p>7440</text:p>
          </table:table-cell>
          <table:table-cell office:value-type="float" office:value="0.0276413414820224">
            <text:p>0,027641341482022400</text:p>
          </table:table-cell>
          <table:table-cell office:value-type="float" office:value="0.993304517352184">
            <text:p>0,993304517352184000</text:p>
          </table:table-cell>
          <table:table-cell office:value-type="float" office:value="0.058">
            <text:p>0,0580</text:p>
          </table:table-cell>
          <table:table-cell office:value-type="float" office:value="0.9864">
            <text:p>0,9864</text:p>
          </table:table-cell>
          <table:table-cell office:value-type="string">
            <text:p>[0,027641341482022422, 0,993304517352184]</text:p>
          </table:table-cell>
          <table:table-cell table:number-columns-repeated="1014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2" office:value-type="float" office:value="124">
            <text:p>124</text:p>
          </table:table-cell>
          <table:table-cell table:style-name="ce2" office:value-type="float" office:value="60">
            <text:p>60</text:p>
          </table:table-cell>
          <table:table-cell table:style-name="ce2" table:formula="of:=[.B60]/[.C60]" office:value-type="float" office:value="2.06666666666667">
            <text:p>2,07</text:p>
          </table:table-cell>
          <table:table-cell table:style-name="ce2" table:formula="of:=[.B60]*[.C60]" office:value-type="float" office:value="7440">
            <text:p>7440</text:p>
          </table:table-cell>
          <table:table-cell office:value-type="float" office:value="0.0162613908057012">
            <text:p>0,016261390805701200</text:p>
          </table:table-cell>
          <table:table-cell office:value-type="float" office:value="0.995847105686923">
            <text:p>0,995847105686923000</text:p>
          </table:table-cell>
          <table:table-cell office:value-type="float" office:value="0.0266">
            <text:p>0,0266</text:p>
          </table:table-cell>
          <table:table-cell office:value-type="float" office:value="0.992">
            <text:p>0,9920</text:p>
          </table:table-cell>
          <table:table-cell office:value-type="string">
            <text:p>[0,016261390805701187, 0,9958471056869226]</text:p>
          </table:table-cell>
          <table:table-cell table:number-columns-repeated="1014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2" office:value-type="float" office:value="124">
            <text:p>124</text:p>
          </table:table-cell>
          <table:table-cell table:style-name="ce2" office:value-type="float" office:value="60">
            <text:p>60</text:p>
          </table:table-cell>
          <table:table-cell table:style-name="ce2" table:formula="of:=[.B61]/[.C61]" office:value-type="float" office:value="2.06666666666667">
            <text:p>2,07</text:p>
          </table:table-cell>
          <table:table-cell table:style-name="ce2" table:formula="of:=[.B61]*[.C61]" office:value-type="float" office:value="7440">
            <text:p>7440</text:p>
          </table:table-cell>
          <table:table-cell office:value-type="float" office:value="0.0985075436322222">
            <text:p>0,098507543632222200</text:p>
          </table:table-cell>
          <table:table-cell office:value-type="float" office:value="0.959318586341081">
            <text:p>0,959318586341081000</text:p>
          </table:table-cell>
          <table:table-cell office:value-type="float" office:value="0.0601">
            <text:p>0,0601</text:p>
          </table:table-cell>
          <table:table-cell office:value-type="float" office:value="0.9883">
            <text:p>0,9883</text:p>
          </table:table-cell>
          <table:table-cell office:value-type="string">
            <text:p>[0,09850754363222217, 0,9593185863410814]</text:p>
          </table:table-cell>
          <table:table-cell table:number-columns-repeated="1014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 office:value-type="float" office:value="124">
            <text:p>124</text:p>
          </table:table-cell>
          <table:table-cell table:style-name="ce2" office:value-type="float" office:value="60">
            <text:p>60</text:p>
          </table:table-cell>
          <table:table-cell table:style-name="ce2" table:formula="of:=[.B62]/[.C62]" office:value-type="float" office:value="2.06666666666667">
            <text:p>2,07</text:p>
          </table:table-cell>
          <table:table-cell table:style-name="ce2" table:formula="of:=[.B62]*[.C62]" office:value-type="float" office:value="7440">
            <text:p>7440</text:p>
          </table:table-cell>
          <table:table-cell office:value-type="float" office:value="0.125688984962412">
            <text:p>0,125688984962412000</text:p>
          </table:table-cell>
          <table:table-cell office:value-type="float" office:value="0.97533689295703">
            <text:p>0,975336892957030000</text:p>
          </table:table-cell>
          <table:table-cell office:value-type="float" office:value="0.0474">
            <text:p>0,0474</text:p>
          </table:table-cell>
          <table:table-cell office:value-type="float" office:value="0.9873">
            <text:p>0,9873</text:p>
          </table:table-cell>
          <table:table-cell office:value-type="string">
            <text:p>[0,1256889849624122, 0,9753368929570303]</text:p>
          </table:table-cell>
          <table:table-cell table:number-columns-repeated="1014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2" office:value-type="float" office:value="124">
            <text:p>124</text:p>
          </table:table-cell>
          <table:table-cell table:style-name="ce2" office:value-type="float" office:value="60">
            <text:p>60</text:p>
          </table:table-cell>
          <table:table-cell table:style-name="ce2" table:formula="of:=[.B63]/[.C63]" office:value-type="float" office:value="2.06666666666667">
            <text:p>2,07</text:p>
          </table:table-cell>
          <table:table-cell table:style-name="ce2" table:formula="of:=[.B63]*[.C63]" office:value-type="float" office:value="7440">
            <text:p>7440</text:p>
          </table:table-cell>
          <table:table-cell office:value-type="float" office:value="0.0298391294745593">
            <text:p>0,029839129474559300</text:p>
          </table:table-cell>
          <table:table-cell office:value-type="float" office:value="0.991863717284382">
            <text:p>0,991863717284382000</text:p>
          </table:table-cell>
          <table:table-cell office:value-type="float" office:value="0.0203">
            <text:p>0,0203</text:p>
          </table:table-cell>
          <table:table-cell office:value-type="float" office:value="0.9936">
            <text:p>0,9936</text:p>
          </table:table-cell>
          <table:table-cell office:value-type="string">
            <text:p>[0,029839129474559307, 0,9918637172843816]</text:p>
          </table:table-cell>
          <table:table-cell table:number-columns-repeated="1014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2" office:value-type="float" office:value="124">
            <text:p>124</text:p>
          </table:table-cell>
          <table:table-cell table:style-name="ce2" office:value-type="float" office:value="60">
            <text:p>60</text:p>
          </table:table-cell>
          <table:table-cell table:style-name="ce2" table:formula="of:=[.B64]/[.C64]" office:value-type="float" office:value="2.06666666666667">
            <text:p>2,07</text:p>
          </table:table-cell>
          <table:table-cell table:style-name="ce2" table:formula="of:=[.B64]*[.C64]" office:value-type="float" office:value="7440">
            <text:p>7440</text:p>
          </table:table-cell>
          <table:table-cell office:value-type="float" office:value="0.0370851480825524">
            <text:p>0,037085148082552400</text:p>
          </table:table-cell>
          <table:table-cell office:value-type="float" office:value="0.988388846512416">
            <text:p>0,988388846512416000</text:p>
          </table:table-cell>
          <table:table-cell office:value-type="float" office:value="0.0334">
            <text:p>0,0334</text:p>
          </table:table-cell>
          <table:table-cell office:value-type="float" office:value="0.9908">
            <text:p>0,9908</text:p>
          </table:table-cell>
          <table:table-cell office:value-type="string">
            <text:p>[0,037085148082552435, 0,9883888465124163]</text:p>
          </table:table-cell>
          <table:table-cell table:number-columns-repeated="1014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 office:value-type="float" office:value="124">
            <text:p>124</text:p>
          </table:table-cell>
          <table:table-cell table:style-name="ce2" office:value-type="float" office:value="60">
            <text:p>60</text:p>
          </table:table-cell>
          <table:table-cell table:style-name="ce2" table:formula="of:=[.B65]/[.C65]" office:value-type="float" office:value="2.06666666666667">
            <text:p>2,07</text:p>
          </table:table-cell>
          <table:table-cell table:style-name="ce2" table:formula="of:=[.B65]*[.C65]" office:value-type="float" office:value="7440">
            <text:p>7440</text:p>
          </table:table-cell>
          <table:table-cell office:value-type="float" office:value="0.0464325512666879">
            <text:p>0,046432551266687900</text:p>
          </table:table-cell>
          <table:table-cell office:value-type="float" office:value="0.988304093587458">
            <text:p>0,988304093587458000</text:p>
          </table:table-cell>
          <table:table-cell office:value-type="float" office:value="0.0319">
            <text:p>0,0319</text:p>
          </table:table-cell>
          <table:table-cell table:style-name="ce7" office:value-type="float" office:value="0.992">
            <text:p>0,99</text:p>
          </table:table-cell>
          <table:table-cell office:value-type="string">
            <text:p>[0,04643255126668788, 0,9883040935874582]</text:p>
          </table:table-cell>
          <table:table-cell table:number-columns-repeated="1014"/>
        </table:table-row>
        <table:table-row table:style-name="ro1" table:number-rows-repeated="3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54">
            <text:p>54</text:p>
          </table:table-cell>
          <table:table-cell table:style-name="ce2" table:formula="of:=[.B69]/[.C69]" office:value-type="float" office:value="1.11111111111111">
            <text:p>1,11</text:p>
          </table:table-cell>
          <table:table-cell table:style-name="ce2" table:formula="of:=[.B69]*[.C69]" office:value-type="float" office:value="3240">
            <text:p>3240</text:p>
          </table:table-cell>
          <table:table-cell office:value-type="float" office:value="0.0162124626484001">
            <text:p>0,016212462648400100</text:p>
          </table:table-cell>
          <table:table-cell office:value-type="float" office:value="0.993750005960464">
            <text:p>0,993750005960464000</text:p>
          </table:table-cell>
          <table:table-cell office:value-type="float" office:value="0.0124">
            <text:p>0,0124</text:p>
          </table:table-cell>
          <table:table-cell office:value-type="float" office:value="0.9943">
            <text:p>0,9943</text:p>
          </table:table-cell>
          <table:table-cell table:style-name="ce2" office:value-type="string">
            <text:p>[0,016212462648400105, 0,9937500059604645]</text:p>
          </table:table-cell>
          <table:table-cell table:style-name="ce4" table:formula="of:=SUM([.H69:.H98])/30" office:value-type="float" office:value="0.0348333333333333">
            <text:p>0,034833333333333300</text:p>
          </table:table-cell>
          <table:table-cell table:style-name="ce4" table:formula="of:=SUM([.I69:.I98])/30" office:value-type="float" office:value="0.990116666666667">
            <text:p>0,990116666666667000</text:p>
          </table:table-cell>
          <table:table-cell table:number-columns-repeated="1012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54">
            <text:p>54</text:p>
          </table:table-cell>
          <table:table-cell table:style-name="ce2" table:formula="of:=[.B70]/[.C70]" office:value-type="float" office:value="1.11111111111111">
            <text:p>1,11</text:p>
          </table:table-cell>
          <table:table-cell table:style-name="ce2" table:formula="of:=[.B70]*[.C70]" office:value-type="float" office:value="3240">
            <text:p>3240</text:p>
          </table:table-cell>
          <table:table-cell office:value-type="float" office:value="0.0677900642971508">
            <text:p>0,067790064297150800</text:p>
          </table:table-cell>
          <table:table-cell office:value-type="float" office:value="0.981250005960464">
            <text:p>0,981250005960464000</text:p>
          </table:table-cell>
          <table:table-cell office:value-type="float" office:value="0.034">
            <text:p>0,0340</text:p>
          </table:table-cell>
          <table:table-cell office:value-type="float" office:value="0.9899">
            <text:p>0,9899</text:p>
          </table:table-cell>
          <table:table-cell table:style-name="ce2" office:value-type="string">
            <text:p>[0,06779006429715081, 0,9812500059604645]</text:p>
          </table:table-cell>
          <table:table-cell table:number-columns-repeated="1014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54">
            <text:p>54</text:p>
          </table:table-cell>
          <table:table-cell table:style-name="ce2" table:formula="of:=[.B71]/[.C71]" office:value-type="float" office:value="1.11111111111111">
            <text:p>1,11</text:p>
          </table:table-cell>
          <table:table-cell table:style-name="ce2" table:formula="of:=[.B71]*[.C71]" office:value-type="float" office:value="3240">
            <text:p>3240</text:p>
          </table:table-cell>
          <table:table-cell office:value-type="float" office:value="0.00702477764862124">
            <text:p>0,007024777648621240</text:p>
          </table:table-cell>
          <table:table-cell office:value-type="float" office:value="0.997083336114883">
            <text:p>0,997083336114883000</text:p>
          </table:table-cell>
          <table:table-cell office:value-type="float" office:value="0.0256">
            <text:p>0,0256</text:p>
          </table:table-cell>
          <table:table-cell office:value-type="float" office:value="0.9932">
            <text:p>0,9932</text:p>
          </table:table-cell>
          <table:table-cell table:style-name="ce2" office:value-type="string">
            <text:p>[0,007024777648621239, 0,9970833361148834]</text:p>
          </table:table-cell>
          <table:table-cell table:number-columns-repeated="1014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54">
            <text:p>54</text:p>
          </table:table-cell>
          <table:table-cell table:style-name="ce2" table:formula="of:=[.B72]/[.C72]" office:value-type="float" office:value="1.11111111111111">
            <text:p>1,11</text:p>
          </table:table-cell>
          <table:table-cell table:style-name="ce2" table:formula="of:=[.B72]*[.C72]" office:value-type="float" office:value="3240">
            <text:p>3240</text:p>
          </table:table-cell>
          <table:table-cell office:value-type="float" office:value="0.0130164005182451">
            <text:p>0,013016400518245100</text:p>
          </table:table-cell>
          <table:table-cell office:value-type="float" office:value="0.995416671037674">
            <text:p>0,995416671037674000</text:p>
          </table:table-cell>
          <table:table-cell office:value-type="float" office:value="0.0152">
            <text:p>0,0152</text:p>
          </table:table-cell>
          <table:table-cell office:value-type="float" office:value="0.9943">
            <text:p>0,9943</text:p>
          </table:table-cell>
          <table:table-cell table:style-name="ce2" office:value-type="string">
            <text:p>[0,013016400518245064, 0,995416671037674]</text:p>
          </table:table-cell>
          <table:table-cell table:number-columns-repeated="1014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54">
            <text:p>54</text:p>
          </table:table-cell>
          <table:table-cell table:style-name="ce2" table:formula="of:=[.B73]/[.C73]" office:value-type="float" office:value="1.11111111111111">
            <text:p>1,11</text:p>
          </table:table-cell>
          <table:table-cell table:style-name="ce2" table:formula="of:=[.B73]*[.C73]" office:value-type="float" office:value="3240">
            <text:p>3240</text:p>
          </table:table-cell>
          <table:table-cell office:value-type="float" office:value="0.0360034465280478">
            <text:p>0,036003446528047800</text:p>
          </table:table-cell>
          <table:table-cell office:value-type="float" office:value="0.992500007152557">
            <text:p>0,992500007152557000</text:p>
          </table:table-cell>
          <table:table-cell office:value-type="float" office:value="0.0267">
            <text:p>0,0267</text:p>
          </table:table-cell>
          <table:table-cell office:value-type="float" office:value="0.9827">
            <text:p>0,9827</text:p>
          </table:table-cell>
          <table:table-cell table:style-name="ce2" office:value-type="string">
            <text:p>[0,03600344652804779, 0,9925000071525574]</text:p>
          </table:table-cell>
          <table:table-cell table:number-columns-repeated="1014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54">
            <text:p>54</text:p>
          </table:table-cell>
          <table:table-cell table:style-name="ce2" table:formula="of:=[.B74]/[.C74]" office:value-type="float" office:value="1.11111111111111">
            <text:p>1,11</text:p>
          </table:table-cell>
          <table:table-cell table:style-name="ce2" table:formula="of:=[.B74]*[.C74]" office:value-type="float" office:value="3240">
            <text:p>3240</text:p>
          </table:table-cell>
          <table:table-cell office:value-type="float" office:value="0.0486663723597303">
            <text:p>0,048666372359730300</text:p>
          </table:table-cell>
          <table:table-cell office:value-type="float" office:value="0.985416674613953">
            <text:p>0,985416674613953000</text:p>
          </table:table-cell>
          <table:table-cell office:value-type="float" office:value="0.0301">
            <text:p>0,0301</text:p>
          </table:table-cell>
          <table:table-cell office:value-type="float" office:value="0.9945">
            <text:p>0,9945</text:p>
          </table:table-cell>
          <table:table-cell table:style-name="ce2" office:value-type="string">
            <text:p>[0,0486663723597303, 0,9854166746139527]</text:p>
          </table:table-cell>
          <table:table-cell table:number-columns-repeated="1014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54">
            <text:p>54</text:p>
          </table:table-cell>
          <table:table-cell table:style-name="ce2" table:formula="of:=[.B75]/[.C75]" office:value-type="float" office:value="1.11111111111111">
            <text:p>1,11</text:p>
          </table:table-cell>
          <table:table-cell table:style-name="ce2" table:formula="of:=[.B75]*[.C75]" office:value-type="float" office:value="3240">
            <text:p>3240</text:p>
          </table:table-cell>
          <table:table-cell office:value-type="float" office:value="0.0336779114906676">
            <text:p>0,033677911490667600</text:p>
          </table:table-cell>
          <table:table-cell office:value-type="float" office:value="0.987083342671394">
            <text:p>0,987083342671394000</text:p>
          </table:table-cell>
          <table:table-cell office:value-type="float" office:value="0.0243">
            <text:p>0,0243</text:p>
          </table:table-cell>
          <table:table-cell office:value-type="float" office:value="0.9971">
            <text:p>0,9971</text:p>
          </table:table-cell>
          <table:table-cell table:style-name="ce2" office:value-type="string">
            <text:p>[0,03367791149066761, 0,9870833426713943]</text:p>
          </table:table-cell>
          <table:table-cell table:number-columns-repeated="1014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54">
            <text:p>54</text:p>
          </table:table-cell>
          <table:table-cell table:style-name="ce2" table:formula="of:=[.B76]/[.C76]" office:value-type="float" office:value="1.11111111111111">
            <text:p>1,11</text:p>
          </table:table-cell>
          <table:table-cell table:style-name="ce2" table:formula="of:=[.B76]*[.C76]" office:value-type="float" office:value="3240">
            <text:p>3240</text:p>
          </table:table-cell>
          <table:table-cell office:value-type="float" office:value="0.0387964740733878">
            <text:p>0,038796474073387800</text:p>
          </table:table-cell>
          <table:table-cell office:value-type="float" office:value="0.993333339691162">
            <text:p>0,993333339691162000</text:p>
          </table:table-cell>
          <table:table-cell office:value-type="float" office:value="0.0256">
            <text:p>0,0256</text:p>
          </table:table-cell>
          <table:table-cell office:value-type="float" office:value="0.9822">
            <text:p>0,9822</text:p>
          </table:table-cell>
          <table:table-cell table:style-name="ce2" office:value-type="string">
            <text:p>[0,0387964740733878, 0,9933333396911621]</text:p>
          </table:table-cell>
          <table:table-cell table:number-columns-repeated="1014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54">
            <text:p>54</text:p>
          </table:table-cell>
          <table:table-cell table:style-name="ce2" table:formula="of:=[.B77]/[.C77]" office:value-type="float" office:value="1.11111111111111">
            <text:p>1,11</text:p>
          </table:table-cell>
          <table:table-cell table:style-name="ce2" table:formula="of:=[.B77]*[.C77]" office:value-type="float" office:value="3240">
            <text:p>3240</text:p>
          </table:table-cell>
          <table:table-cell office:value-type="float" office:value="0.0322899292892544">
            <text:p>0,032289929289254400</text:p>
          </table:table-cell>
          <table:table-cell office:value-type="float" office:value="0.991250005364418">
            <text:p>0,991250005364418000</text:p>
          </table:table-cell>
          <table:table-cell office:value-type="float" office:value="0.0402">
            <text:p>0,0402</text:p>
          </table:table-cell>
          <table:table-cell office:value-type="float" office:value="0.9978">
            <text:p>0,9978</text:p>
          </table:table-cell>
          <table:table-cell table:style-name="ce2" office:value-type="string">
            <text:p>[0,03228992928925436, 0,991250005364418]</text:p>
          </table:table-cell>
          <table:table-cell table:number-columns-repeated="1014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54">
            <text:p>54</text:p>
          </table:table-cell>
          <table:table-cell table:style-name="ce2" table:formula="of:=[.B78]/[.C78]" office:value-type="float" office:value="1.11111111111111">
            <text:p>1,11</text:p>
          </table:table-cell>
          <table:table-cell table:style-name="ce2" table:formula="of:=[.B78]*[.C78]" office:value-type="float" office:value="3240">
            <text:p>3240</text:p>
          </table:table-cell>
          <table:table-cell office:value-type="float" office:value="0.0556064831791446">
            <text:p>0,055606483179144600</text:p>
          </table:table-cell>
          <table:table-cell office:value-type="float" office:value="0.983333340287208">
            <text:p>0,983333340287208000</text:p>
          </table:table-cell>
          <table:table-cell office:value-type="float" office:value="0.0355">
            <text:p>0,0355</text:p>
          </table:table-cell>
          <table:table-cell office:value-type="float" office:value="0.9973">
            <text:p>0,9973</text:p>
          </table:table-cell>
          <table:table-cell table:style-name="ce2" office:value-type="string">
            <text:p>[0,05560648317914456, 0,9833333402872085]</text:p>
          </table:table-cell>
          <table:table-cell table:number-columns-repeated="1014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54">
            <text:p>54</text:p>
          </table:table-cell>
          <table:table-cell table:style-name="ce2" table:formula="of:=[.B79]/[.C79]" office:value-type="float" office:value="1.11111111111111">
            <text:p>1,11</text:p>
          </table:table-cell>
          <table:table-cell table:style-name="ce2" table:formula="of:=[.B79]*[.C79]" office:value-type="float" office:value="3240">
            <text:p>3240</text:p>
          </table:table-cell>
          <table:table-cell office:value-type="float" office:value="0.0142342705481926">
            <text:p>0,014234270548192600</text:p>
          </table:table-cell>
          <table:table-cell office:value-type="float" office:value="0.995847105686923">
            <text:p>0,995847105686923000</text:p>
          </table:table-cell>
          <table:table-cell office:value-type="float" office:value="0.0037">
            <text:p>0,0037</text:p>
          </table:table-cell>
          <table:table-cell table:style-name="ce8" office:value-type="float" office:value="0.9989">
            <text:p>0,9989</text:p>
          </table:table-cell>
          <table:table-cell office:value-type="string">
            <text:p>[0,014234270548192556, 0,9958471056869226]</text:p>
          </table:table-cell>
          <table:table-cell table:number-columns-repeated="1014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54">
            <text:p>54</text:p>
          </table:table-cell>
          <table:table-cell table:style-name="ce2" table:formula="of:=[.B80]/[.C80]" office:value-type="float" office:value="1.11111111111111">
            <text:p>1,11</text:p>
          </table:table-cell>
          <table:table-cell table:style-name="ce2" table:formula="of:=[.B80]*[.C80]" office:value-type="float" office:value="3240">
            <text:p>3240</text:p>
          </table:table-cell>
          <table:table-cell office:value-type="float" office:value="0.025763383033663">
            <text:p>0,025763383033663000</text:p>
          </table:table-cell>
          <table:table-cell office:value-type="float" office:value="0.991439952538351">
            <text:p>0,991439952538351000</text:p>
          </table:table-cell>
          <table:table-cell office:value-type="float" office:value="0.0323">
            <text:p>0,0323</text:p>
          </table:table-cell>
          <table:table-cell office:value-type="float" office:value="0.9895">
            <text:p>0,9895</text:p>
          </table:table-cell>
          <table:table-cell office:value-type="string">
            <text:p>[0,02576338303366297, 0,9914399525383507]</text:p>
          </table:table-cell>
          <table:table-cell table:number-columns-repeated="1014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54">
            <text:p>54</text:p>
          </table:table-cell>
          <table:table-cell table:style-name="ce2" table:formula="of:=[.B81]/[.C81]" office:value-type="float" office:value="1.11111111111111">
            <text:p>1,11</text:p>
          </table:table-cell>
          <table:table-cell table:style-name="ce2" table:formula="of:=[.B81]*[.C81]" office:value-type="float" office:value="3240">
            <text:p>3240</text:p>
          </table:table-cell>
          <table:table-cell office:value-type="float" office:value="0.0166271433357717">
            <text:p>0,016627143335771700</text:p>
          </table:table-cell>
          <table:table-cell office:value-type="float" office:value="0.994999576235274">
            <text:p>0,994999576235274000</text:p>
          </table:table-cell>
          <table:table-cell office:value-type="float" office:value="0.0098">
            <text:p>0,0098</text:p>
          </table:table-cell>
          <table:table-cell office:value-type="float" office:value="0.9913">
            <text:p>0,9913</text:p>
          </table:table-cell>
          <table:table-cell office:value-type="string">
            <text:p>[0,016627143335771675, 0,9949995762352741]</text:p>
          </table:table-cell>
          <table:table-cell table:number-columns-repeated="1014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54">
            <text:p>54</text:p>
          </table:table-cell>
          <table:table-cell table:style-name="ce2" table:formula="of:=[.B82]/[.C82]" office:value-type="float" office:value="1.11111111111111">
            <text:p>1,11</text:p>
          </table:table-cell>
          <table:table-cell table:style-name="ce2" table:formula="of:=[.B82]*[.C82]" office:value-type="float" office:value="3240">
            <text:p>3240</text:p>
          </table:table-cell>
          <table:table-cell office:value-type="float" office:value="0.0232110217703643">
            <text:p>0,023211021770364300</text:p>
          </table:table-cell>
          <table:table-cell office:value-type="float" office:value="0.992456987900536">
            <text:p>0,992456987900536000</text:p>
          </table:table-cell>
          <table:table-cell office:value-type="float" office:value="0.1056">
            <text:p>0,1056</text:p>
          </table:table-cell>
          <table:table-cell office:value-type="float" office:value="0.9692">
            <text:p>0,9692</text:p>
          </table:table-cell>
          <table:table-cell office:value-type="string">
            <text:p>[0,02321102177036426, 0,9924569879005355]</text:p>
          </table:table-cell>
          <table:table-cell table:number-columns-repeated="1014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54">
            <text:p>54</text:p>
          </table:table-cell>
          <table:table-cell table:style-name="ce2" table:formula="of:=[.B83]/[.C83]" office:value-type="float" office:value="1.11111111111111">
            <text:p>1,11</text:p>
          </table:table-cell>
          <table:table-cell table:style-name="ce2" table:formula="of:=[.B83]*[.C83]" office:value-type="float" office:value="3240">
            <text:p>3240</text:p>
          </table:table-cell>
          <table:table-cell office:value-type="float" office:value="0.0171281185064121">
            <text:p>0,017128118506412100</text:p>
          </table:table-cell>
          <table:table-cell office:value-type="float" office:value="0.995847105686923">
            <text:p>0,995847105686923000</text:p>
          </table:table-cell>
          <table:table-cell office:value-type="float" office:value="0.0263">
            <text:p>0,0263</text:p>
          </table:table-cell>
          <table:table-cell office:value-type="float" office:value="0.9932">
            <text:p>0,9932</text:p>
          </table:table-cell>
          <table:table-cell office:value-type="string">
            <text:p>[0,0171281185064121, 0,9958471056869226]</text:p>
          </table:table-cell>
          <table:table-cell table:number-columns-repeated="1014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54">
            <text:p>54</text:p>
          </table:table-cell>
          <table:table-cell table:style-name="ce2" table:formula="of:=[.B84]/[.C84]" office:value-type="float" office:value="1.11111111111111">
            <text:p>1,11</text:p>
          </table:table-cell>
          <table:table-cell table:style-name="ce2" table:formula="of:=[.B84]*[.C84]" office:value-type="float" office:value="3240">
            <text:p>3240</text:p>
          </table:table-cell>
          <table:table-cell office:value-type="float" office:value="0.0440466095974774">
            <text:p>0,044046609597477400</text:p>
          </table:table-cell>
          <table:table-cell office:value-type="float" office:value="0.989660140689889">
            <text:p>0,989660140689889000</text:p>
          </table:table-cell>
          <table:table-cell office:value-type="float" office:value="0.0729">
            <text:p>0,0729</text:p>
          </table:table-cell>
          <table:table-cell office:value-type="float" office:value="0.9853">
            <text:p>0,9853</text:p>
          </table:table-cell>
          <table:table-cell office:value-type="string">
            <text:p>[0,04404660959747736, 0,989660140689889]</text:p>
          </table:table-cell>
          <table:table-cell table:number-columns-repeated="1014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54">
            <text:p>54</text:p>
          </table:table-cell>
          <table:table-cell table:style-name="ce2" table:formula="of:=[.B85]/[.C85]" office:value-type="float" office:value="1.11111111111111">
            <text:p>1,11</text:p>
          </table:table-cell>
          <table:table-cell table:style-name="ce2" table:formula="of:=[.B85]*[.C85]" office:value-type="float" office:value="3240">
            <text:p>3240</text:p>
          </table:table-cell>
          <table:table-cell office:value-type="float" office:value="0.0374224558286353">
            <text:p>0,037422455828635300</text:p>
          </table:table-cell>
          <table:table-cell office:value-type="float" office:value="0.989490634819766">
            <text:p>0,989490634819766000</text:p>
          </table:table-cell>
          <table:table-cell office:value-type="float" office:value="0.0302">
            <text:p>0,0302</text:p>
          </table:table-cell>
          <table:table-cell office:value-type="float" office:value="0.9924">
            <text:p>0,9924</text:p>
          </table:table-cell>
          <table:table-cell office:value-type="string">
            <text:p>[0,037422455828635307, 0,989490634819766]</text:p>
          </table:table-cell>
          <table:table-cell table:number-columns-repeated="1014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54">
            <text:p>54</text:p>
          </table:table-cell>
          <table:table-cell table:style-name="ce2" table:formula="of:=[.B86]/[.C86]" office:value-type="float" office:value="1.11111111111111">
            <text:p>1,11</text:p>
          </table:table-cell>
          <table:table-cell table:style-name="ce2" table:formula="of:=[.B86]*[.C86]" office:value-type="float" office:value="3240">
            <text:p>3240</text:p>
          </table:table-cell>
          <table:table-cell office:value-type="float" office:value="0.0175647945037908">
            <text:p>0,017564794503790800</text:p>
          </table:table-cell>
          <table:table-cell office:value-type="float" office:value="0.995423340961098">
            <text:p>0,995423340961098000</text:p>
          </table:table-cell>
          <table:table-cell office:value-type="float" office:value="0.0241">
            <text:p>0,0241</text:p>
          </table:table-cell>
          <table:table-cell office:value-type="float" office:value="0.9933">
            <text:p>0,9933</text:p>
          </table:table-cell>
          <table:table-cell office:value-type="string">
            <text:p>[0,017564794503790775, 0,9954233409610984]</text:p>
          </table:table-cell>
          <table:table-cell table:number-columns-repeated="1014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54">
            <text:p>54</text:p>
          </table:table-cell>
          <table:table-cell table:style-name="ce2" table:formula="of:=[.B87]/[.C87]" office:value-type="float" office:value="1.11111111111111">
            <text:p>1,11</text:p>
          </table:table-cell>
          <table:table-cell table:style-name="ce2" table:formula="of:=[.B87]*[.C87]" office:value-type="float" office:value="3240">
            <text:p>3240</text:p>
          </table:table-cell>
          <table:table-cell office:value-type="float" office:value="0.0657786861258512">
            <text:p>0,065778686125851200</text:p>
          </table:table-cell>
          <table:table-cell office:value-type="float" office:value="0.982117128570218">
            <text:p>0,982117128570218000</text:p>
          </table:table-cell>
          <table:table-cell office:value-type="float" office:value="0.0258">
            <text:p>0,0258</text:p>
          </table:table-cell>
          <table:table-cell office:value-type="float" office:value="0.9909">
            <text:p>0,9909</text:p>
          </table:table-cell>
          <table:table-cell office:value-type="string">
            <text:p>[0,06577868612585125, 0,9821171285702178]</text:p>
          </table:table-cell>
          <table:table-cell table:number-columns-repeated="1014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54">
            <text:p>54</text:p>
          </table:table-cell>
          <table:table-cell table:style-name="ce2" table:formula="of:=[.B88]/[.C88]" office:value-type="float" office:value="1.11111111111111">
            <text:p>1,11</text:p>
          </table:table-cell>
          <table:table-cell table:style-name="ce2" table:formula="of:=[.B88]*[.C88]" office:value-type="float" office:value="3240">
            <text:p>3240</text:p>
          </table:table-cell>
          <table:table-cell office:value-type="float" office:value="0.0230399602232483">
            <text:p>0,023039960223248300</text:p>
          </table:table-cell>
          <table:table-cell office:value-type="float" office:value="0.992965505551318">
            <text:p>0,992965505551318000</text:p>
          </table:table-cell>
          <table:table-cell office:value-type="float" office:value="0.0471">
            <text:p>0,0471</text:p>
          </table:table-cell>
          <table:table-cell office:value-type="float" office:value="0.985">
            <text:p>0,9850</text:p>
          </table:table-cell>
          <table:table-cell office:value-type="string">
            <text:p>[0,023039960223248314, 0,9929655055513179]</text:p>
          </table:table-cell>
          <table:table-cell table:number-columns-repeated="1014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54">
            <text:p>54</text:p>
          </table:table-cell>
          <table:table-cell table:style-name="ce2" table:formula="of:=[.B89]/[.C89]" office:value-type="float" office:value="1.11111111111111">
            <text:p>1,11</text:p>
          </table:table-cell>
          <table:table-cell table:style-name="ce2" table:formula="of:=[.B89]*[.C89]" office:value-type="float" office:value="3240">
            <text:p>3240</text:p>
          </table:table-cell>
          <table:table-cell office:value-type="float" office:value="0.0204493732767276">
            <text:p>0,020449373276727600</text:p>
          </table:table-cell>
          <table:table-cell office:value-type="float" office:value="0.99550809392647">
            <text:p>0,995508093926470000</text:p>
          </table:table-cell>
          <table:table-cell office:value-type="float" office:value="0.0425">
            <text:p>0,0425</text:p>
          </table:table-cell>
          <table:table-cell office:value-type="float" office:value="0.9892">
            <text:p>0,9892</text:p>
          </table:table-cell>
          <table:table-cell office:value-type="string">
            <text:p>[0,020449373276727575, 0,9955080939264699]</text:p>
          </table:table-cell>
          <table:table-cell table:number-columns-repeated="1014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54">
            <text:p>54</text:p>
          </table:table-cell>
          <table:table-cell table:style-name="ce2" table:formula="of:=[.B90]/[.C90]" office:value-type="float" office:value="1.11111111111111">
            <text:p>1,11</text:p>
          </table:table-cell>
          <table:table-cell table:style-name="ce2" table:formula="of:=[.B90]*[.C90]" office:value-type="float" office:value="3240">
            <text:p>3240</text:p>
          </table:table-cell>
          <table:table-cell office:value-type="float" office:value="0.0247018714853314">
            <text:p>0,024701871485331400</text:p>
          </table:table-cell>
          <table:table-cell office:value-type="float" office:value="0.993813035002966">
            <text:p>0,993813035002966000</text:p>
          </table:table-cell>
          <table:table-cell office:value-type="float" office:value="0.0204">
            <text:p>0,0204</text:p>
          </table:table-cell>
          <table:table-cell office:value-type="float" office:value="0.9941">
            <text:p>0,9941</text:p>
          </table:table-cell>
          <table:table-cell office:value-type="string">
            <text:p>[0,024701871485331445, 0,9938130350029664]</text:p>
          </table:table-cell>
          <table:table-cell table:number-columns-repeated="1014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54">
            <text:p>54</text:p>
          </table:table-cell>
          <table:table-cell table:style-name="ce2" table:formula="of:=[.B91]/[.C91]" office:value-type="float" office:value="1.11111111111111">
            <text:p>1,11</text:p>
          </table:table-cell>
          <table:table-cell table:style-name="ce2" table:formula="of:=[.B91]*[.C91]" office:value-type="float" office:value="3240">
            <text:p>3240</text:p>
          </table:table-cell>
          <table:table-cell office:value-type="float" office:value="0.0193920264870111">
            <text:p>0,019392026487011100</text:p>
          </table:table-cell>
          <table:table-cell office:value-type="float" office:value="0.995592846851428">
            <text:p>0,995592846851428000</text:p>
          </table:table-cell>
          <table:table-cell office:value-type="float" office:value="0.0417">
            <text:p>0,0417</text:p>
          </table:table-cell>
          <table:table-cell office:value-type="float" office:value="0.9902">
            <text:p>0,9902</text:p>
          </table:table-cell>
          <table:table-cell office:value-type="string">
            <text:p>[0,019392026487011084, 0,9955928468514281]</text:p>
          </table:table-cell>
          <table:table-cell table:number-columns-repeated="1014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54">
            <text:p>54</text:p>
          </table:table-cell>
          <table:table-cell table:style-name="ce2" table:formula="of:=[.B92]/[.C92]" office:value-type="float" office:value="1.11111111111111">
            <text:p>1,11</text:p>
          </table:table-cell>
          <table:table-cell table:style-name="ce2" table:formula="of:=[.B92]*[.C92]" office:value-type="float" office:value="3240">
            <text:p>3240</text:p>
          </table:table-cell>
          <table:table-cell office:value-type="float" office:value="0.023033497105289">
            <text:p>0,023033497105289000</text:p>
          </table:table-cell>
          <table:table-cell office:value-type="float" office:value="0.99440630561912">
            <text:p>0,994406305619120000</text:p>
          </table:table-cell>
          <table:table-cell office:value-type="float" office:value="0.0996">
            <text:p>0,0996</text:p>
          </table:table-cell>
          <table:table-cell office:value-type="float" office:value="0.9774">
            <text:p>0,9774</text:p>
          </table:table-cell>
          <table:table-cell office:value-type="string">
            <text:p>[0,02303349710528904, 0,9944063056191202]</text:p>
          </table:table-cell>
          <table:table-cell table:number-columns-repeated="1014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54">
            <text:p>54</text:p>
          </table:table-cell>
          <table:table-cell table:style-name="ce2" table:formula="of:=[.B93]/[.C93]" office:value-type="float" office:value="1.11111111111111">
            <text:p>1,11</text:p>
          </table:table-cell>
          <table:table-cell table:style-name="ce2" table:formula="of:=[.B93]*[.C93]" office:value-type="float" office:value="3240">
            <text:p>3240</text:p>
          </table:table-cell>
          <table:table-cell office:value-type="float" office:value="0.0596193833803202">
            <text:p>0,059619383380320200</text:p>
          </table:table-cell>
          <table:table-cell office:value-type="float" office:value="0.983303669802526">
            <text:p>0,983303669802526000</text:p>
          </table:table-cell>
          <table:table-cell office:value-type="float" office:value="0.0448">
            <text:p>0,0448</text:p>
          </table:table-cell>
          <table:table-cell office:value-type="float" office:value="0.9846">
            <text:p>0,9846</text:p>
          </table:table-cell>
          <table:table-cell office:value-type="string">
            <text:p>[0,05961938338032018, 0,9833036698025256]</text:p>
          </table:table-cell>
          <table:table-cell table:number-columns-repeated="1014"/>
        </table:table-row>
        <table:table-row table:style-name="ro2">
          <table:table-cell table:style-name="ce2" office:value-type="float" office:value="26">
            <text:p>26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54">
            <text:p>54</text:p>
          </table:table-cell>
          <table:table-cell table:style-name="ce2" table:formula="of:=[.B94]/[.C94]" office:value-type="float" office:value="1.11111111111111">
            <text:p>1,11</text:p>
          </table:table-cell>
          <table:table-cell table:style-name="ce2" table:formula="of:=[.B94]*[.C94]" office:value-type="float" office:value="3240">
            <text:p>3240</text:p>
          </table:table-cell>
          <table:table-cell office:value-type="float" office:value="0.0169822966031604">
            <text:p>0,016982296603160400</text:p>
          </table:table-cell>
          <table:table-cell office:value-type="float" office:value="0.995508093906263">
            <text:p>0,995508093906263000</text:p>
          </table:table-cell>
          <table:table-cell office:value-type="float" office:value="0.0295">
            <text:p>0,0295</text:p>
          </table:table-cell>
          <table:table-cell office:value-type="float" office:value="0.9923">
            <text:p>0,9923</text:p>
          </table:table-cell>
          <table:table-cell table:style-name="ce9" office:value-type="string">
            <text:p>[0,016982296603160394, 0,9955080939062633] </text:p>
          </table:table-cell>
          <table:table-cell table:number-columns-repeated="1014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54">
            <text:p>54</text:p>
          </table:table-cell>
          <table:table-cell table:style-name="ce2" table:formula="of:=[.B95]/[.C95]" office:value-type="float" office:value="1.11111111111111">
            <text:p>1,11</text:p>
          </table:table-cell>
          <table:table-cell table:style-name="ce2" table:formula="of:=[.B95]*[.C95]" office:value-type="float" office:value="3240">
            <text:p>3240</text:p>
          </table:table-cell>
          <table:table-cell office:value-type="float" office:value="0.0264366590148047">
            <text:p>0,026436659014804700</text:p>
          </table:table-cell>
          <table:table-cell office:value-type="float" office:value="0.992965505551318">
            <text:p>0,992965505551318000</text:p>
          </table:table-cell>
          <table:table-cell office:value-type="float" office:value="0.0187">
            <text:p>0,0187</text:p>
          </table:table-cell>
          <table:table-cell office:value-type="float" office:value="0.9941">
            <text:p>0,9941</text:p>
          </table:table-cell>
          <table:table-cell office:value-type="string">
            <text:p>[0,026436659014804697, 0,9929655055513179]</text:p>
          </table:table-cell>
          <table:table-cell table:number-columns-repeated="1014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54">
            <text:p>54</text:p>
          </table:table-cell>
          <table:table-cell table:style-name="ce2" table:formula="of:=[.B96]/[.C96]" office:value-type="float" office:value="1.11111111111111">
            <text:p>1,11</text:p>
          </table:table-cell>
          <table:table-cell table:style-name="ce2" table:formula="of:=[.B96]*[.C96]" office:value-type="float" office:value="3240">
            <text:p>3240</text:p>
          </table:table-cell>
          <table:table-cell office:value-type="float" office:value="0.0379580854902289">
            <text:p>0,037958085490228900</text:p>
          </table:table-cell>
          <table:table-cell office:value-type="float" office:value="0.987880328841427">
            <text:p>0,987880328841427000</text:p>
          </table:table-cell>
          <table:table-cell office:value-type="float" office:value="0.0324">
            <text:p>0,0324</text:p>
          </table:table-cell>
          <table:table-cell office:value-type="float" office:value="0.9915">
            <text:p>0,9915</text:p>
          </table:table-cell>
          <table:table-cell office:value-type="string">
            <text:p>[0,037958085490228846, 0,9878803288414273]</text:p>
          </table:table-cell>
          <table:table-cell table:number-columns-repeated="1014"/>
        </table:table-row>
        <table:table-row table:style-name="ro2">
          <table:table-cell table:style-name="ce2" office:value-type="float" office:value="29">
            <text:p>29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54">
            <text:p>54</text:p>
          </table:table-cell>
          <table:table-cell table:style-name="ce2" table:formula="of:=[.B97]/[.C97]" office:value-type="float" office:value="1.11111111111111">
            <text:p>1,11</text:p>
          </table:table-cell>
          <table:table-cell table:style-name="ce2" table:formula="of:=[.B97]*[.C97]" office:value-type="float" office:value="3240">
            <text:p>3240</text:p>
          </table:table-cell>
          <table:table-cell office:value-type="float" office:value="0.0174514918394925">
            <text:p>0,017451491839492500</text:p>
          </table:table-cell>
          <table:table-cell office:value-type="float" office:value="0.99440630561912">
            <text:p>0,994406305619120000</text:p>
          </table:table-cell>
          <table:table-cell office:value-type="float" office:value="0.0352">
            <text:p>0,0352</text:p>
          </table:table-cell>
          <table:table-cell office:value-type="float" office:value="0.9879">
            <text:p>0,9879</text:p>
          </table:table-cell>
          <table:table-cell table:style-name="ce9" office:value-type="string">
            <text:p>[0,017451491839492485, 0,9944063056191202] </text:p>
          </table:table-cell>
          <table:table-cell table:number-columns-repeated="1014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54">
            <text:p>54</text:p>
          </table:table-cell>
          <table:table-cell table:style-name="ce2" table:formula="of:=[.B98]/[.C98]" office:value-type="float" office:value="1.11111111111111">
            <text:p>1,11</text:p>
          </table:table-cell>
          <table:table-cell table:style-name="ce2" table:formula="of:=[.B98]*[.C98]" office:value-type="float" office:value="3240">
            <text:p>3240</text:p>
          </table:table-cell>
          <table:table-cell office:value-type="float" office:value="0.0448053040299307">
            <text:p>0,044805304029930700</text:p>
          </table:table-cell>
          <table:table-cell office:value-type="float" office:value="0.985422493451853">
            <text:p>0,985422493451853000</text:p>
          </table:table-cell>
          <table:table-cell office:value-type="float" office:value="0.0328">
            <text:p>0,0328</text:p>
          </table:table-cell>
          <table:table-cell office:value-type="float" office:value="0.9899">
            <text:p>0,9899</text:p>
          </table:table-cell>
          <table:table-cell office:value-type="string">
            <text:p>[0,04480530402993073, 0,9854224934518534]</text:p>
          </table:table-cell>
          <table:table-cell table:number-columns-repeated="1014"/>
        </table:table-row>
        <table:table-row table:style-name="ro1" table:number-rows-repeated="3">
          <table:table-cell table:style-name="Default" table:number-columns-repeated="10"/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42">
            <text:p>42</text:p>
          </table:table-cell>
          <table:table-cell table:number-columns-repeated="2"/>
          <table:table-cell office:value-type="float" office:value="0.0272338817866791">
            <text:p>0,027233881786679100</text:p>
          </table:table-cell>
          <table:table-cell office:value-type="float" office:value="0.991439952558557">
            <text:p>0,991439952558557000</text:p>
          </table:table-cell>
          <table:table-cell office:value-type="float" office:value="0.033">
            <text:p>0,0330</text:p>
          </table:table-cell>
          <table:table-cell office:value-type="float" office:value="0.9906">
            <text:p>0,9906</text:p>
          </table:table-cell>
          <table:table-cell office:value-type="string">
            <text:p>[0,027233881786679077, 0,9914399525585574]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42">
            <text:p>42</text:p>
          </table:table-cell>
          <table:table-cell table:number-columns-repeated="2"/>
          <table:table-cell office:value-type="float" office:value="0.0756131317915252">
            <text:p>0,075613131791525200</text:p>
          </table:table-cell>
          <table:table-cell office:value-type="float" office:value="0.984490211034834">
            <text:p>0,984490211034834000</text:p>
          </table:table-cell>
          <table:table-cell office:value-type="float" office:value="0.0361">
            <text:p>0,0361</text:p>
          </table:table-cell>
          <table:table-cell office:value-type="float" office:value="0.9925">
            <text:p>0,9925</text:p>
          </table:table-cell>
          <table:table-cell office:value-type="string">
            <text:p>[0,07561313179152523, 0,9844902110348335]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42">
            <text:p>42</text:p>
          </table:table-cell>
          <table:table-cell table:number-columns-repeated="2"/>
          <table:table-cell office:value-type="float" office:value="0.0308094103090103">
            <text:p>0,030809410309010300</text:p>
          </table:table-cell>
          <table:table-cell office:value-type="float" office:value="0.992626493770658">
            <text:p>0,992626493770658000</text:p>
          </table:table-cell>
          <table:table-cell office:value-type="float" office:value="0.0179">
            <text:p>0,0179</text:p>
          </table:table-cell>
          <table:table-cell office:value-type="float" office:value="0.9956">
            <text:p>0,9956</text:p>
          </table:table-cell>
          <table:table-cell office:value-type="string">
            <text:p>[0,030809410309010323, 0,9926264937706585]</text:p>
          </table:table-cell>
          <table:table-cell table:number-columns-repeated="101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1">
            <text:p>51</text:p>
          </table:table-cell>
          <table:table-cell office:value-type="float" office:value="42">
            <text:p>42</text:p>
          </table:table-cell>
          <table:table-cell table:number-columns-repeated="2"/>
          <table:table-cell office:value-type="float" office:value="0.0223593693127121">
            <text:p>0,022359369312712100</text:p>
          </table:table-cell>
          <table:table-cell office:value-type="float" office:value="0.994321552673955">
            <text:p>0,994321552673955000</text:p>
          </table:table-cell>
          <table:table-cell office:value-type="float" office:value="0.0203">
            <text:p>0,0203</text:p>
          </table:table-cell>
          <table:table-cell office:value-type="float" office:value="0.9955">
            <text:p>0,9955</text:p>
          </table:table-cell>
          <table:table-cell office:value-type="string">
            <text:p>[0,02235936931271211, 0,9943215526739554]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1">
            <text:p>51</text:p>
          </table:table-cell>
          <table:table-cell office:value-type="float" office:value="42">
            <text:p>42</text:p>
          </table:table-cell>
          <table:table-cell table:number-columns-repeated="2"/>
          <table:table-cell office:value-type="float" office:value="0.0199055865888319">
            <text:p>0,019905586588831900</text:p>
          </table:table-cell>
          <table:table-cell office:value-type="float" office:value="0.993813035002966">
            <text:p>0,993813035002966000</text:p>
          </table:table-cell>
          <table:table-cell office:value-type="float" office:value="0.035">
            <text:p>0,0350</text:p>
          </table:table-cell>
          <table:table-cell office:value-type="float" office:value="0.9902">
            <text:p>0,9902</text:p>
          </table:table-cell>
          <table:table-cell office:value-type="string">
            <text:p>[0,01990558658883194, 0,9938130350029664]</text:p>
          </table:table-cell>
          <table:table-cell table:number-columns-repeated="101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office:value-type="float" office:value="42">
            <text:p>42</text:p>
          </table:table-cell>
          <table:table-cell table:number-columns-repeated="2"/>
          <table:table-cell office:value-type="float" office:value="0.0177055894644407">
            <text:p>0,017705589464440700</text:p>
          </table:table-cell>
          <table:table-cell office:value-type="float" office:value="0.996101364522417">
            <text:p>0,996101364522417000</text:p>
          </table:table-cell>
          <table:table-cell office:value-type="float" office:value="0.023">
            <text:p>0,0230</text:p>
          </table:table-cell>
          <table:table-cell office:value-type="float" office:value="0.9944">
            <text:p>0,9944</text:p>
          </table:table-cell>
          <table:table-cell office:value-type="string">
            <text:p>[0,017705589464440657, 0,9961013645224172]</text:p>
          </table:table-cell>
          <table:table-cell table:number-columns-repeated="101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1">
            <text:p>51</text:p>
          </table:table-cell>
          <table:table-cell office:value-type="float" office:value="42">
            <text:p>42</text:p>
          </table:table-cell>
          <table:table-cell table:number-columns-repeated="2"/>
          <table:table-cell office:value-type="float" office:value="0.0217722649958355">
            <text:p>0,021772264995835500</text:p>
          </table:table-cell>
          <table:table-cell office:value-type="float" office:value="0.995847105686923">
            <text:p>0,995847105686923000</text:p>
          </table:table-cell>
          <table:table-cell table:number-columns-repeated="2" office:value-type="float" office:value="0.9952">
            <text:p>0,9952</text:p>
          </table:table-cell>
          <table:table-cell office:value-type="string">
            <text:p>[0,021772264995835504, 0,9958471056869226]</text:p>
          </table:table-cell>
          <table:table-cell table:number-columns-repeated="101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  <table:table-cell office:value-type="float" office:value="42">
            <text:p>42</text:p>
          </table:table-cell>
          <table:table-cell table:number-columns-repeated="2"/>
          <table:table-cell office:value-type="float" office:value="0.0292204987769082">
            <text:p>0,029220498776908200</text:p>
          </table:table-cell>
          <table:table-cell office:value-type="float" office:value="0.991439952538351">
            <text:p>0,991439952538351000</text:p>
          </table:table-cell>
          <table:table-cell office:value-type="float" office:value="0.0392">
            <text:p>0,0392</text:p>
          </table:table-cell>
          <table:table-cell office:value-type="float" office:value="0.9881">
            <text:p>0,9881</text:p>
          </table:table-cell>
          <table:table-cell office:value-type="string">
            <text:p>[0,029220498776908216, 0,9914399525383507]</text:p>
          </table:table-cell>
          <table:table-cell table:number-columns-repeated="101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1">
            <text:p>51</text:p>
          </table:table-cell>
          <table:table-cell office:value-type="float" office:value="42">
            <text:p>42</text:p>
          </table:table-cell>
          <table:table-cell table:number-columns-repeated="2"/>
          <table:table-cell office:value-type="float" office:value="0.0258012009792474">
            <text:p>0,025801200979247400</text:p>
          </table:table-cell>
          <table:table-cell office:value-type="float" office:value="0.991694211373845">
            <text:p>0,991694211373845000</text:p>
          </table:table-cell>
          <table:table-cell office:value-type="float" office:value="0.057">
            <text:p>0,0570</text:p>
          </table:table-cell>
          <table:table-cell office:value-type="float" office:value="0.9889">
            <text:p>0,9889</text:p>
          </table:table-cell>
          <table:table-cell office:value-type="string">
            <text:p>[0,025801200979247436, 0,9916942113738453]</text:p>
          </table:table-cell>
          <table:table-cell table:number-columns-repeated="101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1">
            <text:p>51</text:p>
          </table:table-cell>
          <table:table-cell office:value-type="float" office:value="42">
            <text:p>42</text:p>
          </table:table-cell>
          <table:table-cell table:number-columns-repeated="2"/>
          <table:table-cell office:value-type="float" office:value="0.0312550808317836">
            <text:p>0,031255080831783600</text:p>
          </table:table-cell>
          <table:table-cell office:value-type="float" office:value="0.99194847020934">
            <text:p>0,991948470209340000</text:p>
          </table:table-cell>
          <table:table-cell office:value-type="float" office:value="0.032">
            <text:p>0,0320</text:p>
          </table:table-cell>
          <table:table-cell office:value-type="float" office:value="0.9903">
            <text:p>0,9903</text:p>
          </table:table-cell>
          <table:table-cell office:value-type="string">
            <text:p>[0,03125508083178364, 0,9919484702093397]</text:p>
          </table:table-cell>
          <table:table-cell table:number-columns-repeated="101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1">
            <text:p>51</text:p>
          </table:table-cell>
          <table:table-cell office:value-type="float" office:value="42">
            <text:p>42</text:p>
          </table:table-cell>
          <table:table-cell table:number-columns-repeated="2"/>
          <table:table-cell office:value-type="float" office:value="0.0277115987273678">
            <text:p>0,027711598727367800</text:p>
          </table:table-cell>
          <table:table-cell office:value-type="float" office:value="0.993219764407019">
            <text:p>0,993219764407019000</text:p>
          </table:table-cell>
          <table:table-cell office:value-type="float" office:value="0.0283">
            <text:p>0,0283</text:p>
          </table:table-cell>
          <table:table-cell office:value-type="float" office:value="0.9942">
            <text:p>0,9942</text:p>
          </table:table-cell>
          <table:table-cell office:value-type="string">
            <text:p>[0,027711598727367778, 0,9932197644070191]</text:p>
          </table:table-cell>
          <table:table-cell table:number-columns-repeated="101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office:value-type="float" office:value="42">
            <text:p>42</text:p>
          </table:table-cell>
          <table:table-cell table:number-columns-repeated="2"/>
          <table:table-cell office:value-type="float" office:value="0.0224710297456191">
            <text:p>0,022471029745619100</text:p>
          </table:table-cell>
          <table:table-cell office:value-type="float" office:value="0.993474023222307">
            <text:p>0,993474023222307000</text:p>
          </table:table-cell>
          <table:table-cell office:value-type="float" office:value="0.0309">
            <text:p>0,0309</text:p>
          </table:table-cell>
          <table:table-cell office:value-type="float" office:value="0.9908">
            <text:p>0,9908</text:p>
          </table:table-cell>
          <table:table-cell office:value-type="string">
            <text:p>[0,02247102974561912, 0,9934740232223069]</text:p>
          </table:table-cell>
          <table:table-cell table:number-columns-repeated="101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1">
            <text:p>51</text:p>
          </table:table-cell>
          <table:table-cell office:value-type="float" office:value="42">
            <text:p>42</text:p>
          </table:table-cell>
          <table:table-cell table:number-columns-repeated="2"/>
          <table:table-cell office:value-type="float" office:value="0.0413261631210507">
            <text:p>0,041326163121050700</text:p>
          </table:table-cell>
          <table:table-cell office:value-type="float" office:value="0.987710822951098">
            <text:p>0,987710822951098000</text:p>
          </table:table-cell>
          <table:table-cell office:value-type="float" office:value="0.029">
            <text:p>0,0290</text:p>
          </table:table-cell>
          <table:table-cell office:value-type="float" office:value="0.9899">
            <text:p>0,9899</text:p>
          </table:table-cell>
          <table:table-cell office:value-type="string">
            <text:p>[0,0413261631210507, 0,9877108229510976]</text:p>
          </table:table-cell>
          <table:table-cell table:number-columns-repeated="101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1">
            <text:p>51</text:p>
          </table:table-cell>
          <table:table-cell office:value-type="float" office:value="42">
            <text:p>42</text:p>
          </table:table-cell>
          <table:table-cell table:number-columns-repeated="2"/>
          <table:table-cell office:value-type="float" office:value="0.0140354687388796">
            <text:p>0,014035468738879600</text:p>
          </table:table-cell>
          <table:table-cell office:value-type="float" office:value="0.996864141028901">
            <text:p>0,996864141028901000</text:p>
          </table:table-cell>
          <table:table-cell office:value-type="float" office:value="0.0282">
            <text:p>0,0282</text:p>
          </table:table-cell>
          <table:table-cell office:value-type="float" office:value="0.9904">
            <text:p>0,9904</text:p>
          </table:table-cell>
          <table:table-cell office:value-type="string">
            <text:p>[0,014035468738879644, 0,9968641410289008]</text:p>
          </table:table-cell>
          <table:table-cell table:number-columns-repeated="101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1">
            <text:p>51</text:p>
          </table:table-cell>
          <table:table-cell office:value-type="float" office:value="42">
            <text:p>42</text:p>
          </table:table-cell>
          <table:table-cell table:number-columns-repeated="2"/>
          <table:table-cell office:value-type="float" office:value="0.0195497656462292">
            <text:p>0,019549765646229200</text:p>
          </table:table-cell>
          <table:table-cell office:value-type="float" office:value="0.995847105686923">
            <text:p>0,995847105686923000</text:p>
          </table:table-cell>
          <table:table-cell office:value-type="float" office:value="0.0265">
            <text:p>0,0265</text:p>
          </table:table-cell>
          <table:table-cell office:value-type="float" office:value="0.9926">
            <text:p>0,9926</text:p>
          </table:table-cell>
          <table:table-cell office:value-type="string">
            <text:p>[0,01954976564622918, 0,9958471056869226]</text:p>
          </table:table-cell>
          <table:table-cell table:number-columns-repeated="1014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1">
            <text:p>51</text:p>
          </table:table-cell>
          <table:table-cell office:value-type="float" office:value="42">
            <text:p>42</text:p>
          </table:table-cell>
          <table:table-cell table:number-columns-repeated="2"/>
          <table:table-cell office:value-type="float" office:value="0.0543816084838343">
            <text:p>0,054381608483834300</text:p>
          </table:table-cell>
          <table:table-cell office:value-type="float" office:value="0.98389694041868">
            <text:p>0,983896940418680000</text:p>
          </table:table-cell>
          <table:table-cell office:value-type="float" office:value="0.0262">
            <text:p>0,0262</text:p>
          </table:table-cell>
          <table:table-cell office:value-type="float" office:value="0.9922">
            <text:p>0,9922</text:p>
          </table:table-cell>
          <table:table-cell office:value-type="string">
            <text:p>[0,05438160848383425, 0,9838969404186796]</text:p>
          </table:table-cell>
          <table:table-cell table:number-columns-repeated="101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1">
            <text:p>51</text:p>
          </table:table-cell>
          <table:table-cell office:value-type="float" office:value="42">
            <text:p>42</text:p>
          </table:table-cell>
          <table:table-cell table:number-columns-repeated="2"/>
          <table:table-cell office:value-type="float" office:value="0.0177706650865311">
            <text:p>0,017770665086531100</text:p>
          </table:table-cell>
          <table:table-cell office:value-type="float" office:value="0.996355623357912">
            <text:p>0,996355623357912000</text:p>
          </table:table-cell>
          <table:table-cell office:value-type="float" office:value="0.0208">
            <text:p>0,0208</text:p>
          </table:table-cell>
          <table:table-cell office:value-type="float" office:value="0.9942">
            <text:p>0,9942</text:p>
          </table:table-cell>
          <table:table-cell office:value-type="string">
            <text:p>[0,017770665086531058, 0,9963556233579117]</text:p>
          </table:table-cell>
          <table:table-cell table:number-columns-repeated="1014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1">
            <text:p>51</text:p>
          </table:table-cell>
          <table:table-cell office:value-type="float" office:value="42">
            <text:p>42</text:p>
          </table:table-cell>
          <table:table-cell table:number-columns-repeated="4"/>
          <table:table-cell office:value-type="string">
            <text:p>0.0224</text:p>
          </table:table-cell>
          <table:table-cell office:value-type="string">
            <text:p>0.9939</text:p>
          </table:table-cell>
          <table:table-cell office:value-type="string">
            <text:p>[0.03440659356622192, 0.992372234935164]</text:p>
          </table:table-cell>
          <table:table-cell table:number-columns-repeated="1014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1">
            <text:p>51</text:p>
          </table:table-cell>
          <table:table-cell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51">
            <text:p>51</text:p>
          </table:table-cell>
          <table:table-cell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51">
            <text:p>51</text:p>
          </table:table-cell>
          <table:table-cell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1">
            <text:p>51</text:p>
          </table:table-cell>
          <table:table-cell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1">
            <text:p>51</text:p>
          </table:table-cell>
          <table:table-cell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1">
            <text:p>51</text:p>
          </table:table-cell>
          <table:table-cell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1">
            <text:p>51</text:p>
          </table:table-cell>
          <table:table-cell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1">
            <text:p>51</text:p>
          </table:table-cell>
          <table:table-cell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float" office:value="42">
            <text:p>42</text:p>
          </table:table-cell>
          <table:table-cell table:number-columns-repeated="1021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7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10" number:min-integer-digits="1"/>
    </number:number-style>
    <number:number-style style:name="N117">
      <number:number number:decimal-places="11" number:min-integer-digits="1"/>
    </number:number-style>
    <number:number-style style:name="N118">
      <number:number number:decimal-places="18" number:min-integer-digits="1"/>
    </number:number-style>
    <number:number-style style:name="N119">
      <number:number number:decimal-places="20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6">06.06.2019</text:date>, <text:time>13:28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17H29M52S</meta:editing-duration>
    <meta:editing-cycles>7</meta:editing-cycles>
    <meta:generator>OpenOffice/4.1.5$Win32 OpenOffice.org_project/415m1$Build-9789</meta:generator>
    <dc:date>2019-06-06T13:28:33.54</dc:date>
    <dc:creator>Pit-Aurel Ehlers</dc:creator>
    <meta:document-statistic meta:table-count="3" meta:cell-count="967" meta:object-count="0"/>
    <meta:user-defined meta:name="Info 1"/>
    <meta:user-defined meta:name="Info 2"/>
    <meta:user-defined meta:name="Info 3"/>
    <meta:user-defined meta:name="Info 4"/>
  </office:meta>
</office:document-meta>
</file>